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Convert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52in"/>
    </style:style>
    <style:style style:name="co2" style:family="table-column">
      <style:table-column-properties fo:break-before="auto" style:column-width="0.7in"/>
    </style:style>
    <style:style style:name="co3" style:family="table-column">
      <style:table-column-properties fo:break-before="auto" style:column-width="0.4043in"/>
    </style:style>
    <style:style style:name="co4" style:family="table-column">
      <style:table-column-properties fo:break-before="auto" style:column-width="0.2417in"/>
    </style:style>
    <style:style style:name="co5" style:family="table-column">
      <style:table-column-properties fo:break-before="auto" style:column-width="0.2201in"/>
    </style:style>
    <style:style style:name="co6" style:family="table-column">
      <style:table-column-properties fo:break-before="auto" style:column-width="0.3839in"/>
    </style:style>
    <style:style style:name="co7" style:family="table-column">
      <style:table-column-properties fo:break-before="auto" style:column-width="0.4382in"/>
    </style:style>
    <style:style style:name="co8" style:family="table-column">
      <style:table-column-properties fo:break-before="auto" style:column-width="0.4055in"/>
    </style:style>
    <style:style style:name="co9" style:family="table-column">
      <style:table-column-properties fo:break-before="auto" style:column-width="0.3945in"/>
    </style:style>
    <style:style style:name="co10" style:family="table-column">
      <style:table-column-properties fo:break-before="auto" style:column-width="0.6571in"/>
    </style:style>
    <style:style style:name="co11" style:family="table-column">
      <style:table-column-properties fo:break-before="auto" style:column-width="0.548in"/>
    </style:style>
    <style:style style:name="co12" style:family="table-column">
      <style:table-column-properties fo:break-before="auto" style:column-width="0.602in"/>
    </style:style>
    <style:style style:name="co13" style:family="table-column">
      <style:table-column-properties fo:break-before="auto" style:column-width="1.2799in"/>
    </style:style>
    <style:style style:name="co14" style:family="table-column">
      <style:table-column-properties fo:break-before="auto" style:column-width="0.8925in"/>
    </style:style>
    <style:style style:name="co15" style:family="table-column">
      <style:table-column-properties fo:break-before="auto" style:column-width="1.3327in"/>
    </style:style>
    <style:style style:name="co16" style:family="table-column">
      <style:table-column-properties fo:break-before="auto" style:column-width="1.1252in"/>
    </style:style>
    <style:style style:name="co17" style:family="table-column">
      <style:table-column-properties fo:break-before="auto" style:column-width="0.7209in"/>
    </style:style>
    <style:style style:name="co18" style:family="table-column">
      <style:table-column-properties fo:break-before="auto" style:column-width="0.5457in"/>
    </style:style>
    <style:style style:name="co19" style:family="table-column">
      <style:table-column-properties fo:break-before="auto" style:column-width="0.8846in"/>
    </style:style>
    <style:style style:name="co20" style:family="table-column">
      <style:table-column-properties fo:break-before="auto" style:column-width="0.6335in"/>
    </style:style>
    <style:style style:name="co21" style:family="table-column">
      <style:table-column-properties fo:break-before="auto" style:column-width="1.2016in"/>
    </style:style>
    <style:style style:name="co22" style:family="table-column">
      <style:table-column-properties fo:break-before="auto" style:column-width="1.0598in"/>
    </style:style>
    <style:style style:name="co23" style:family="table-column">
      <style:table-column-properties fo:break-before="auto" style:column-width="1.2339in"/>
    </style:style>
    <style:style style:name="co24" style:family="table-column">
      <style:table-column-properties fo:break-before="auto" style:column-width="1.4744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 style:data-style-name="N3"/>
    <style:style style:name="ce2" style:family="table-cell" style:parent-style-name="Default">
      <style:table-cell-properties fo:border="none"/>
    </style:style>
  </office:automatic-styles>
  <office:body>
    <office:spreadsheet>
      <table:table table:name="tank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6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row table:style-name="ro1">
          <table:table-cell table:number-columns-repeated="2"/>
          <table:table-cell office:value-type="string" table:number-columns-spanned="4" table:number-rows-spanned="1">
            <text:p>Final stats</text:p>
          </table:table-cell>
          <table:covered-table-cell table:number-columns-repeated="3"/>
          <table:table-cell/>
          <table:table-cell office:value-type="string" table:number-columns-spanned="6" table:number-rows-spanned="1">
            <text:p>Bonuses</text:p>
          </table:table-cell>
          <table:covered-table-cell table:number-columns-repeated="5"/>
          <table:table-cell office:value-type="string" table:number-columns-spanned="5" table:number-rows-spanned="1">
            <text:p>Upgrades</text:p>
          </table:table-cell>
          <table:covered-table-cell table:number-columns-repeated="4"/>
          <table:table-cell/>
          <table:table-cell office:value-type="string" table:number-columns-spanned="3" table:number-rows-spanned="1">
            <text:p>Adjustments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table:number-columns-repeated="7"/>
          <table:table-cell office:value-type="string" table:number-columns-spanned="5" table:number-rows-spanned="1">
            <text:p>Damage</text:p>
          </table:table-cell>
          <table:covered-table-cell table:number-columns-repeated="4"/>
          <table:table-cell table:number-columns-repeated="13"/>
        </table:table-row>
        <table:table-row table:style-name="ro1">
          <table:table-cell/>
          <table:table-cell office:value-type="string">
            <text:p>HP</text:p>
          </table:table-cell>
          <table:table-cell office:value-type="string">
            <text:p>Rounded</text:p>
          </table:table-cell>
          <table:table-cell office:value-type="string">
            <text:p>Speed</text:p>
          </table:table-cell>
          <table:table-cell office:value-type="string">
            <text:p>Turning</text:p>
          </table:table-cell>
          <table:table-cell office:value-type="string">
            <text:p>Mass</text:p>
          </table:table-cell>
          <table:table-cell/>
          <table:table-cell office:value-type="string">
            <text:p>E</text:p>
          </table:table-cell>
          <table:table-cell office:value-type="string">
            <text:p>K</text:p>
          </table:table-cell>
          <table:table-cell office:value-type="string">
            <text:p>X</text:p>
          </table:table-cell>
          <table:table-cell office:value-type="string">
            <text:p>T</text:p>
          </table:table-cell>
          <table:table-cell office:value-type="string">
            <text:p>Z</text:p>
          </table:table-cell>
          <table:table-cell office:value-type="string">
            <text:p>Fsp</text:p>
          </table:table-cell>
          <table:table-cell office:value-type="string">
            <text:p>Dam</text:p>
          </table:table-cell>
          <table:table-cell office:value-type="string">
            <text:p>Arm</text:p>
          </table:table-cell>
          <table:table-cell office:value-type="string">
            <text:p>Spd</text:p>
          </table:table-cell>
          <table:table-cell office:value-type="string">
            <text:p>Han</text:p>
          </table:table-cell>
          <table:table-cell office:value-type="string">
            <text:p>Fsp</text:p>
          </table:table-cell>
          <table:table-cell/>
          <table:table-cell office:value-type="string">
            <text:p>HP mult</text:p>
          </table:table-cell>
          <table:table-cell office:value-type="string">
            <text:p>Speed</text:p>
          </table:table-cell>
          <table:table-cell office:value-type="string">
            <text:p>Turning</text:p>
          </table:table-cell>
          <table:table-cell/>
          <table:table-cell office:value-type="string">
            <text:p>Standard HP jump</text:p>
          </table:table-cell>
          <table:table-cell office:value-type="float" office:value="3.5">
            <text:p>3.5</text:p>
          </table:table-cell>
        </table:table-row>
        <table:table-row table:style-name="ro1">
          <table:table-cell office:value-type="string">
            <text:p>Std I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18"/>
          <table:table-cell office:value-type="string">
            <text:p>Half HP jump</text:p>
          </table:table-cell>
          <table:table-cell office:value-type="float" office:value="3.25">
            <text:p>3.25</text:p>
          </table:table-cell>
        </table:table-row>
        <table:table-row table:style-name="ro1">
          <table:table-cell office:value-type="string">
            <text:p>OTEK II</text:p>
          </table:table-cell>
          <table:table-cell table:formula="oooc:=[.B4]" office:value-type="float" office:value="20">
            <text:p>20</text:p>
          </table:table-cell>
          <table:table-cell table:formula="oooc:=CEILING(([.B5]-[.C4]/2);[.C4])" office:value-type="float" office:value="20">
            <text:p>20</text:p>
          </table:table-cell>
          <table:table-cell table:formula="oooc:=[.D4]" office:value-type="float" office:value="24">
            <text:p>24</text:p>
          </table:table-cell>
          <table:table-cell table:formula="oooc:=[.E4]" office:value-type="float" office:value="2">
            <text:p>2</text:p>
          </table:table-cell>
          <table:table-cell office:value-type="float" office:value="50">
            <text:p>50</text:p>
          </table:table-cell>
          <table:table-cell table:number-columns-repeated="17"/>
          <table:table-cell office:value-type="string">
            <text:p>Standard cost jump</text:p>
          </table:table-cell>
          <table:table-cell office:value-type="float" office:value="30">
            <text:p>30</text:p>
          </table:table-cell>
        </table:table-row>
        <table:table-row table:style-name="ro1">
          <table:table-cell table:number-columns-repeated="23"/>
          <table:table-cell office:value-type="string">
            <text:p>Half cost jump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Std II</text:p>
          </table:table-cell>
          <table:table-cell table:formula="oooc:=[.B4]*[.Y4]" office:value-type="float" office:value="65">
            <text:p>65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20"/>
        </table:table-row>
        <table:table-row table:style-name="ro1">
          <table:table-cell office:value-type="string">
            <text:p>CARA I</text:p>
          </table:table-cell>
          <table:table-cell table:formula="oooc:=[.B7]*[.T8]" office:value-type="float" office:value="55.25">
            <text:p>55.25</text:p>
          </table:table-cell>
          <table:table-cell table:formula="oooc:=CEILING(([.B8]-[.C7]/2);[.C7])" office:value-type="float" office:value="55">
            <text:p>55</text:p>
          </table:table-cell>
          <table:table-cell table:formula="oooc:=[.D7]+[.U8]" office:value-type="float" office:value="30">
            <text:p>30</text:p>
          </table:table-cell>
          <table:table-cell table:formula="oooc:=[.E7]+[.V8]" office:value-type="float" office:value="2.4">
            <text:p>2.4</text:p>
          </table:table-cell>
          <table:table-cell office:value-type="float" office:value="40">
            <text:p>40</text:p>
          </table:table-cell>
          <table:table-cell table:number-columns-repeated="13"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/>
          <table:table-cell office:value-type="string">
            <text:p>Standard hp/cost</text:p>
          </table:table-cell>
          <table:table-cell table:formula="oooc:=LOG([.Y5];10)/LOG([.Y3];10)" office:value-type="float" office:value="2.71495683317265">
            <text:p>2.71</text:p>
          </table:table-cell>
        </table:table-row>
        <table:table-row table:style-name="ro1">
          <table:table-cell office:value-type="string">
            <text:p>PIRE I</text:p>
          </table:table-cell>
          <table:table-cell table:formula="oooc:=[.B7]*[.T9]" office:value-type="float" office:value="65">
            <text:p>65</text:p>
          </table:table-cell>
          <table:table-cell table:formula="oooc:=CEILING(([.B9]-[.C7]/2);[.C7])" office:value-type="float" office:value="65">
            <text:p>65</text:p>
          </table:table-cell>
          <table:table-cell table:formula="oooc:=[.D7]+[.U9]" office:value-type="float" office:value="24">
            <text:p>24</text:p>
          </table:table-cell>
          <table:table-cell table:formula="oooc:=[.E7]+[.V9]"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13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Half hp/cost</text:p>
          </table:table-cell>
          <table:table-cell table:formula="oooc:=LOG([.Y6];10)/LOG([.Y4];10)" office:value-type="float" office:value="2.73097372416786">
            <text:p>2.73</text:p>
          </table:table-cell>
        </table:table-row>
        <table:table-row table:style-name="ro1">
          <table:table-cell office:value-type="string">
            <text:p>ROXO I</text:p>
          </table:table-cell>
          <table:table-cell table:formula="oooc:=[.B7]*[.T10]" office:value-type="float" office:value="74.75">
            <text:p>74.75</text:p>
          </table:table-cell>
          <table:table-cell table:formula="oooc:=CEILING(([.B10]-[.C7]/2);[.C7])" office:value-type="float" office:value="75">
            <text:p>75</text:p>
          </table:table-cell>
          <table:table-cell table:formula="oooc:=[.D7]+[.U10]" office:value-type="float" office:value="18">
            <text:p>18</text:p>
          </table:table-cell>
          <table:table-cell table:formula="oooc:=[.E7]+[.V10]" office:value-type="float" office:value="1.6">
            <text:p>1.6</text:p>
          </table:table-cell>
          <table:table-cell office:value-type="float" office:value="100">
            <text:p>100</text:p>
          </table:table-cell>
          <table:table-cell table:number-columns-repeated="13"/>
          <table:table-cell office:value-type="float" office:value="1.15">
            <text:p>1.15</text:p>
          </table:table-cell>
          <table:table-cell office:value-type="float" office:value="-6">
            <text:p>-6</text:p>
          </table:table-cell>
          <table:table-cell office:value-type="float" office:value="-0.4">
            <text:p>-0.4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Result"/>
          <table:table-cell table:number-columns-repeated="19"/>
        </table:table-row>
        <table:table-row table:style-name="ro1">
          <table:table-cell office:value-type="string">
            <text:p>Std IIa</text:p>
          </table:table-cell>
          <table:table-cell table:formula="oooc:=[.B7]*[.Y4]" office:value-type="float" office:value="211.25">
            <text:p>211.25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2.1">
            <text:p>2.1</text:p>
          </table:table-cell>
          <table:table-cell table:number-columns-repeated="20"/>
        </table:table-row>
        <table:table-row table:style-name="ro1">
          <table:table-cell office:value-type="string">
            <text:p>CARA II</text:p>
          </table:table-cell>
          <table:table-cell table:formula="oooc:=[.B12]*[.T13]" office:value-type="float" office:value="179.5625">
            <text:p>179.56</text:p>
          </table:table-cell>
          <table:table-cell table:formula="oooc:=CEILING(([.B13]-[.C12]/2);[.C12])" office:value-type="float" office:value="180">
            <text:p>180</text:p>
          </table:table-cell>
          <table:table-cell table:formula="oooc:=[.D12]+[.U13]" office:value-type="float" office:value="31">
            <text:p>31</text:p>
          </table:table-cell>
          <table:table-cell table:formula="oooc:=[.E12]+[.V13]" office:value-type="float" office:value="2.5">
            <text:p>2.5</text:p>
          </table:table-cell>
          <table:table-cell office:value-type="float" office:value="35">
            <text:p>35</text:p>
          </table:table-cell>
          <table:table-cell table:number-columns-repeated="13"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3"/>
        </table:table-row>
        <table:table-row table:style-name="ro1">
          <table:table-cell office:value-type="string">
            <text:p>PIRE II</text:p>
          </table:table-cell>
          <table:table-cell table:formula="oooc:=[.B12]*[.T14]" office:value-type="float" office:value="211.25">
            <text:p>211.25</text:p>
          </table:table-cell>
          <table:table-cell table:formula="oooc:=CEILING(([.B14]-[.C12]/2);[.C12])" office:value-type="float" office:value="210">
            <text:p>210</text:p>
          </table:table-cell>
          <table:table-cell table:formula="oooc:=[.D12]+[.U14]" office:value-type="float" office:value="25">
            <text:p>25</text:p>
          </table:table-cell>
          <table:table-cell table:formula="oooc:=[.E12]+[.V14]" office:value-type="float" office:value="2.1">
            <text:p>2.1</text:p>
          </table:table-cell>
          <table:table-cell office:value-type="float" office:value="60">
            <text:p>60</text:p>
          </table:table-cell>
          <table:table-cell table:number-columns-repeated="13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ROXO II</text:p>
          </table:table-cell>
          <table:table-cell table:formula="oooc:=[.B12]*[.T15]" office:value-type="float" office:value="242.9375">
            <text:p>242.94</text:p>
          </table:table-cell>
          <table:table-cell table:formula="oooc:=CEILING(([.B15]-[.C12]/2);[.C12])" office:value-type="float" office:value="240">
            <text:p>240</text:p>
          </table:table-cell>
          <table:table-cell table:formula="oooc:=[.D12]+[.U15]" office:value-type="float" office:value="19">
            <text:p>19</text:p>
          </table:table-cell>
          <table:table-cell table:formula="oooc:=[.E12]+[.V15]" office:value-type="float" office:value="1.7">
            <text:p>1.7</text:p>
          </table:table-cell>
          <table:table-cell office:value-type="float" office:value="110">
            <text:p>110</text:p>
          </table:table-cell>
          <table:table-cell table:number-columns-repeated="13"/>
          <table:table-cell office:value-type="float" office:value="1.15">
            <text:p>1.15</text:p>
          </table:table-cell>
          <table:table-cell office:value-type="float" office:value="-6">
            <text:p>-6</text:p>
          </table:table-cell>
          <table:table-cell office:value-type="float" office:value="-0.4">
            <text:p>-0.4</text:p>
          </table:table-cell>
          <table:table-cell table:number-columns-repeated="3"/>
        </table:table-row>
        <table:table-row table:style-name="ro1">
          <table:table-cell table:number-columns-repeated="25"/>
        </table:table-row>
        <table:table-row table:style-name="ro1">
          <table:table-cell office:value-type="string">
            <text:p>Std III</text:p>
          </table:table-cell>
          <table:table-cell table:formula="oooc:=[.B7]*[.Y3]" office:value-type="float" office:value="227.5">
            <text:p>227.5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2.1">
            <text:p>2.1</text:p>
          </table:table-cell>
          <table:table-cell table:number-columns-repeated="20"/>
        </table:table-row>
        <table:table-row table:style-name="ro1">
          <table:table-cell office:value-type="string">
            <text:p>SEKA I</text:p>
          </table:table-cell>
          <table:table-cell table:formula="oooc:=[.B17]*[.T18]" office:value-type="float" office:value="193.375">
            <text:p>193.38</text:p>
          </table:table-cell>
          <table:table-cell table:formula="oooc:=CEILING(([.B18]-[.C17]/2);[.C17])" office:value-type="float" office:value="190">
            <text:p>190</text:p>
          </table:table-cell>
          <table:table-cell table:formula="oooc:=[.D17]+[.U18]" office:value-type="float" office:value="31">
            <text:p>31</text:p>
          </table:table-cell>
          <table:table-cell table:formula="oooc:=[.E17]+[.V18]" office:value-type="float" office:value="2.4">
            <text:p>2.4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3">
            <text:p>0.3</text:p>
          </table:table-cell>
          <table:table-cell table:number-columns-repeated="3"/>
        </table:table-row>
        <table:table-row table:style-name="ro1">
          <table:table-cell office:value-type="string">
            <text:p>TUVU I</text:p>
          </table:table-cell>
          <table:table-cell table:formula="oooc:=[.B17]*[.T19]" office:value-type="float" office:value="261.625">
            <text:p>261.63</text:p>
          </table:table-cell>
          <table:table-cell table:formula="oooc:=CEILING(([.B19]-[.C17]/2);[.C17])" office:value-type="float" office:value="260">
            <text:p>260</text:p>
          </table:table-cell>
          <table:table-cell table:formula="oooc:=[.D17]+[.U19]" office:value-type="float" office:value="25">
            <text:p>25</text:p>
          </table:table-cell>
          <table:table-cell table:formula="oooc:=[.E17]+[.V19]" office:value-type="float" office:value="2.1">
            <text:p>2.1</text:p>
          </table:table-cell>
          <table:table-cell office:value-type="float" office:value="90">
            <text:p>90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9"/>
          <table:table-cell office:value-type="float" office:value="1.15">
            <text:p>1.1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MARI I</text:p>
          </table:table-cell>
          <table:table-cell table:formula="oooc:=[.B17]*[.T20]" office:value-type="float" office:value="227.5">
            <text:p>227.5</text:p>
          </table:table-cell>
          <table:table-cell table:formula="oooc:=CEILING(([.B20]-[.C17]/2);[.C17])" office:value-type="float" office:value="230">
            <text:p>230</text:p>
          </table:table-cell>
          <table:table-cell table:formula="oooc:=[.D17]+[.U20]" office:value-type="float" office:value="20">
            <text:p>20</text:p>
          </table:table-cell>
          <table:table-cell table:formula="oooc:=[.E17]+[.V20]" office:value-type="float" office:value="1.9">
            <text:p>1.9</text:p>
          </table:table-cell>
          <table:table-cell office:value-type="float" office:value="75">
            <text:p>75</text:p>
          </table:table-cell>
          <table:table-cell table:number-columns-repeated="6"/>
          <table:table-cell office:value-type="string">
            <text:p>+</text:p>
          </table:table-cell>
          <table:table-cell office:value-type="string">
            <text:p>X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-5">
            <text:p>-5</text:p>
          </table:table-cell>
          <table:table-cell office:value-type="float" office:value="-0.2">
            <text:p>-0.2</text:p>
          </table:table-cell>
          <table:table-cell table:number-columns-repeated="3"/>
        </table:table-row>
        <table:table-row table:style-name="ro1">
          <table:table-cell table:number-columns-repeated="25"/>
        </table:table-row>
        <table:table-row table:style-name="ro1">
          <table:table-cell office:value-type="string">
            <text:p>Std IIIa</text:p>
          </table:table-cell>
          <table:table-cell table:formula="oooc:=[.B17]*[.Y4]" office:value-type="float" office:value="739.375">
            <text:p>739.38</text:p>
          </table:table-cell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  <table:table-cell office:value-type="float" office:value="2.2">
            <text:p>2.2</text:p>
          </table:table-cell>
          <table:table-cell table:number-columns-repeated="20"/>
        </table:table-row>
        <table:table-row table:style-name="ro1">
          <table:table-cell office:value-type="string">
            <text:p>SEKA II</text:p>
          </table:table-cell>
          <table:table-cell table:formula="oooc:=[.B22]*[.T23]" office:value-type="float" office:value="628.46875">
            <text:p>628.47</text:p>
          </table:table-cell>
          <table:table-cell table:formula="oooc:=CEILING(([.B23]-[.C22]/2);[.C22])" office:value-type="float" office:value="620">
            <text:p>620</text:p>
          </table:table-cell>
          <table:table-cell table:formula="oooc:=[.D22]+[.U23]" office:value-type="float" office:value="32">
            <text:p>32</text:p>
          </table:table-cell>
          <table:table-cell table:formula="oooc:=[.E22]+[.V23]" office:value-type="float" office:value="2.5">
            <text:p>2.5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3">
            <text:p>0.3</text:p>
          </table:table-cell>
          <table:table-cell table:number-columns-repeated="3"/>
        </table:table-row>
        <table:table-row table:style-name="ro1">
          <table:table-cell office:value-type="string">
            <text:p>TUVU II</text:p>
          </table:table-cell>
          <table:table-cell table:formula="oooc:=[.B22]*[.T24]" office:value-type="float" office:value="850.28125">
            <text:p>850.28</text:p>
          </table:table-cell>
          <table:table-cell table:formula="oooc:=CEILING(([.B24]-[.C22]/2);[.C22])" office:value-type="float" office:value="860">
            <text:p>860</text:p>
          </table:table-cell>
          <table:table-cell table:formula="oooc:=[.D22]+[.U24]" office:value-type="float" office:value="26">
            <text:p>26</text:p>
          </table:table-cell>
          <table:table-cell table:formula="oooc:=[.E22]+[.V24]" office:value-type="float" office:value="2.2">
            <text:p>2.2</text:p>
          </table:table-cell>
          <table:table-cell office:value-type="float" office:value="95">
            <text:p>95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9"/>
          <table:table-cell office:value-type="float" office:value="1.15">
            <text:p>1.1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MARI II</text:p>
          </table:table-cell>
          <table:table-cell table:formula="oooc:=[.B22]*[.T25]" office:value-type="float" office:value="739.375">
            <text:p>739.38</text:p>
          </table:table-cell>
          <table:table-cell table:formula="oooc:=CEILING(([.B25]-[.C22]/2);[.C22])" office:value-type="float" office:value="740">
            <text:p>740</text:p>
          </table:table-cell>
          <table:table-cell table:formula="oooc:=[.D22]+[.U25]" office:value-type="float" office:value="22">
            <text:p>22</text:p>
          </table:table-cell>
          <table:table-cell table:formula="oooc:=[.E22]+[.V25]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6"/>
          <table:table-cell office:value-type="string">
            <text:p>+</text:p>
          </table:table-cell>
          <table:table-cell office:value-type="string">
            <text:p>X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-4">
            <text:p>-4</text:p>
          </table:table-cell>
          <table:table-cell office:value-type="float" office:value="-0.2">
            <text:p>-0.2</text:p>
          </table:table-cell>
          <table:table-cell table:number-columns-repeated="3"/>
        </table:table-row>
        <table:table-row table:style-name="ro1">
          <table:table-cell table:number-columns-repeated="25"/>
        </table:table-row>
        <table:table-row table:style-name="ro1">
          <table:table-cell office:value-type="string">
            <text:p>Std IV</text:p>
          </table:table-cell>
          <table:table-cell table:formula="oooc:=[.B17]*[.Y3]" office:value-type="float" office:value="796.25">
            <text:p>796.25</text:p>
          </table:table-cell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  <table:table-cell office:value-type="float" office:value="2.2">
            <text:p>2.2</text:p>
          </table:table-cell>
          <table:table-cell table:number-columns-repeated="20"/>
        </table:table-row>
        <table:table-row table:style-name="ro1">
          <table:table-cell office:value-type="string">
            <text:p>GUPE I</text:p>
          </table:table-cell>
          <table:table-cell table:formula="oooc:=[.B27]*[.T28]" office:value-type="float" office:value="915.6875">
            <text:p>915.69</text:p>
          </table:table-cell>
          <table:table-cell table:formula="oooc:=CEILING(([.B28]-[.C27]/2);[.C27])" office:value-type="float" office:value="920">
            <text:p>920</text:p>
          </table:table-cell>
          <table:table-cell table:formula="oooc:=[.D27]+[.U28]" office:value-type="float" office:value="30">
            <text:p>30</text:p>
          </table:table-cell>
          <table:table-cell table:formula="oooc:=[.E27]+[.V28]" office:value-type="float" office:value="2.6">
            <text:p>2.6</text:p>
          </table:table-cell>
          <table:table-cell office:value-type="float" office:value="50">
            <text:p>50</text:p>
          </table:table-cell>
          <table:table-cell/>
          <table:table-cell table:number-columns-repeated="6" office:value-type="string">
            <text:p>-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/>
          <table:table-cell office:value-type="float" office:value="1.15">
            <text:p>1.15</text:p>
          </table:table-cell>
          <table:table-cell office:value-type="float" office:value="4">
            <text:p>4</text:p>
          </table:table-cell>
          <table:table-cell office:value-type="float" office:value="0.4">
            <text:p>0.4</text:p>
          </table:table-cell>
          <table:table-cell table:number-columns-repeated="3"/>
        </table:table-row>
        <table:table-row table:style-name="ro1">
          <table:table-cell office:value-type="string">
            <text:p>BORA I</text:p>
          </table:table-cell>
          <table:table-cell table:formula="oooc:=[.B27]*[.T29]" office:value-type="float" office:value="796.25">
            <text:p>796.25</text:p>
          </table:table-cell>
          <table:table-cell table:formula="oooc:=CEILING(([.B29]-[.C27]/2);[.C27])" office:value-type="float" office:value="800">
            <text:p>800</text:p>
          </table:table-cell>
          <table:table-cell table:formula="oooc:=[.D27]+[.U29]" office:value-type="float" office:value="26">
            <text:p>26</text:p>
          </table:table-cell>
          <table:table-cell table:formula="oooc:=[.E27]+[.V29]" office:value-type="float" office:value="2.2">
            <text:p>2.2</text:p>
          </table:table-cell>
          <table:table-cell office:value-type="float" office:value="60">
            <text:p>60</text:p>
          </table:table-cell>
          <table:table-cell table:number-columns-repeated="7"/>
          <table:table-cell table:number-columns-repeated="5" office:value-type="string">
            <text:p>X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HIMO I</text:p>
          </table:table-cell>
          <table:table-cell table:formula="oooc:=[.B27]*[.T30]" office:value-type="float" office:value="676.8125">
            <text:p>676.81</text:p>
          </table:table-cell>
          <table:table-cell table:formula="oooc:=CEILING(([.B30]-[.C27]/2);[.C27])" office:value-type="float" office:value="680">
            <text:p>680</text:p>
          </table:table-cell>
          <table:table-cell table:formula="oooc:=[.D27]+[.U30]" office:value-type="float" office:value="22">
            <text:p>22</text:p>
          </table:table-cell>
          <table:table-cell table:formula="oooc:=[.E27]+[.V30]" office:value-type="float" office:value="1.8">
            <text:p>1.8</text:p>
          </table:table-cell>
          <table:table-cell office:value-type="float" office:value="60">
            <text:p>60</text:p>
          </table:table-cell>
          <table:table-cell/>
          <table:table-cell table:number-columns-repeated="6" office:value-type="string">
            <text:p>+</text:p>
          </table:table-cell>
          <table:table-cell/>
          <table:table-cell table:number-columns-repeated="3" office:value-type="string">
            <text:p>X</text:p>
          </table:table-cell>
          <table:table-cell table:number-columns-repeated="2"/>
          <table:table-cell office:value-type="float" office:value="0.85">
            <text:p>0.8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3"/>
        </table:table-row>
        <table:table-row table:style-name="ro1">
          <table:table-cell table:number-columns-repeated="25"/>
        </table:table-row>
        <table:table-row table:style-name="ro1">
          <table:table-cell office:value-type="string">
            <text:p>Std IVa</text:p>
          </table:table-cell>
          <table:table-cell table:formula="oooc:=[.B27]*[.Y4]" office:value-type="float" office:value="2587.8125">
            <text:p>2587.81</text:p>
          </table:table-cell>
          <table:table-cell office:value-type="float" office:value="100">
            <text:p>100</text:p>
          </table:table-cell>
          <table:table-cell office:value-type="float" office:value="27">
            <text:p>27</text:p>
          </table:table-cell>
          <table:table-cell office:value-type="float" office:value="2.3">
            <text:p>2.3</text:p>
          </table:table-cell>
          <table:table-cell table:number-columns-repeated="20"/>
        </table:table-row>
        <table:table-row table:style-name="ro1">
          <table:table-cell office:value-type="string">
            <text:p>GUPE II</text:p>
          </table:table-cell>
          <table:table-cell table:formula="oooc:=[.B32]*[.T33]" office:value-type="float" office:value="2975.984375">
            <text:p>2975.98</text:p>
          </table:table-cell>
          <table:table-cell table:formula="oooc:=CEILING(([.B33]-[.C32]/2);[.C32])" office:value-type="float" office:value="3000">
            <text:p>3000</text:p>
          </table:table-cell>
          <table:table-cell table:formula="oooc:=[.D32]+[.U33]" office:value-type="float" office:value="32">
            <text:p>32</text:p>
          </table:table-cell>
          <table:table-cell table:formula="oooc:=[.E32]+[.V33]" office:value-type="float" office:value="2.7">
            <text:p>2.7</text:p>
          </table:table-cell>
          <table:table-cell office:value-type="float" office:value="45">
            <text:p>45</text:p>
          </table:table-cell>
          <table:table-cell/>
          <table:table-cell table:number-columns-repeated="6" office:value-type="string">
            <text:p>-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/>
          <table:table-cell office:value-type="float" office:value="1.15">
            <text:p>1.15</text:p>
          </table:table-cell>
          <table:table-cell office:value-type="float" office:value="5">
            <text:p>5</text:p>
          </table:table-cell>
          <table:table-cell office:value-type="float" office:value="0.4">
            <text:p>0.4</text:p>
          </table:table-cell>
          <table:table-cell table:number-columns-repeated="3"/>
        </table:table-row>
        <table:table-row table:style-name="ro1">
          <table:table-cell office:value-type="string">
            <text:p>BORA II</text:p>
          </table:table-cell>
          <table:table-cell table:formula="oooc:=[.B32]*[.T34]" office:value-type="float" office:value="2587.8125">
            <text:p>2587.81</text:p>
          </table:table-cell>
          <table:table-cell table:formula="oooc:=CEILING(([.B34]-[.C32]/2);[.C32])" office:value-type="float" office:value="2600">
            <text:p>2600</text:p>
          </table:table-cell>
          <table:table-cell table:formula="oooc:=[.D32]+[.U34]" office:value-type="float" office:value="27">
            <text:p>27</text:p>
          </table:table-cell>
          <table:table-cell table:formula="oooc:=[.E32]+[.V34]" office:value-type="float" office:value="2.3">
            <text:p>2.3</text:p>
          </table:table-cell>
          <table:table-cell office:value-type="float" office:value="55">
            <text:p>55</text:p>
          </table:table-cell>
          <table:table-cell table:number-columns-repeated="7"/>
          <table:table-cell table:number-columns-repeated="5" office:value-type="string">
            <text:p>X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HIMO II</text:p>
          </table:table-cell>
          <table:table-cell table:formula="oooc:=[.B32]*[.T35]" office:value-type="float" office:value="2199.640625">
            <text:p>2199.64</text:p>
          </table:table-cell>
          <table:table-cell table:formula="oooc:=CEILING(([.B35]-[.C32]/2);[.C32])" office:value-type="float" office:value="2200">
            <text:p>2200</text:p>
          </table:table-cell>
          <table:table-cell table:formula="oooc:=[.D32]+[.U35]" office:value-type="float" office:value="22">
            <text:p>22</text:p>
          </table:table-cell>
          <table:table-cell table:formula="oooc:=[.E32]+[.V35]" office:value-type="float" office:value="1.9">
            <text:p>1.9</text:p>
          </table:table-cell>
          <table:table-cell office:value-type="float" office:value="65">
            <text:p>65</text:p>
          </table:table-cell>
          <table:table-cell/>
          <table:table-cell table:number-columns-repeated="6" office:value-type="string">
            <text:p>+</text:p>
          </table:table-cell>
          <table:table-cell/>
          <table:table-cell table:number-columns-repeated="3" office:value-type="string">
            <text:p>X</text:p>
          </table:table-cell>
          <table:table-cell table:number-columns-repeated="2"/>
          <table:table-cell office:value-type="float" office:value="0.85">
            <text:p>0.85</text:p>
          </table:table-cell>
          <table:table-cell office:value-type="float" office:value="-5">
            <text:p>-5</text:p>
          </table:table-cell>
          <table:table-cell office:value-type="float" office:value="-0.4">
            <text:p>-0.4</text:p>
          </table:table-cell>
          <table:table-cell table:number-columns-repeated="3"/>
        </table:table-row>
        <table:table-row table:style-name="ro1">
          <table:table-cell table:number-columns-repeated="25"/>
        </table:table-row>
        <table:table-row table:style-name="ro1">
          <table:table-cell office:value-type="string">
            <text:p>Std V</text:p>
          </table:table-cell>
          <table:table-cell table:formula="oooc:=[.B27]*[.Y3]" office:value-type="float" office:value="2786.875">
            <text:p>2786.88</text:p>
          </table:table-cell>
          <table:table-cell office:value-type="float" office:value="100">
            <text:p>100</text:p>
          </table:table-cell>
          <table:table-cell office:value-type="float" office:value="26">
            <text:p>26</text:p>
          </table:table-cell>
          <table:table-cell office:value-type="float" office:value="2.2">
            <text:p>2.2</text:p>
          </table:table-cell>
          <table:table-cell table:number-columns-repeated="20"/>
        </table:table-row>
        <table:table-row table:style-name="ro1">
          <table:table-cell office:value-type="string">
            <text:p>KEROMI Alpha</text:p>
          </table:table-cell>
          <table:table-cell table:formula="oooc:=[.B37]*[.T38]" office:value-type="float" office:value="2368.84375">
            <text:p>2368.84</text:p>
          </table:table-cell>
          <table:table-cell table:formula="oooc:=CEILING(([.B38]-[.C37]/2);[.C37])" office:value-type="float" office:value="2400">
            <text:p>2400</text:p>
          </table:table-cell>
          <table:table-cell table:formula="oooc:=[.D37]+[.U38]" office:value-type="float" office:value="32">
            <text:p>32</text:p>
          </table:table-cell>
          <table:table-cell table:formula="oooc:=[.E37]+[.V38]" office:value-type="float" office:value="2.6">
            <text:p>2.6</text:p>
          </table:table-cell>
          <table:table-cell office:value-type="float" office:value="45">
            <text:p>45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5" office:value-type="string">
            <text:p>X</text:p>
          </table:table-cell>
          <table:table-cell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3"/>
        </table:table-row>
        <table:table-row table:style-name="ro1">
          <table:table-cell office:value-type="string">
            <text:p>XATIPE Alpha</text:p>
          </table:table-cell>
          <table:table-cell table:formula="oooc:=[.B37]*[.T39]" office:value-type="float" office:value="2786.875">
            <text:p>2786.88</text:p>
          </table:table-cell>
          <table:table-cell table:formula="oooc:=CEILING(([.B39]-[.C37]/2);[.C37])" office:value-type="float" office:value="2800">
            <text:p>2800</text:p>
          </table:table-cell>
          <table:table-cell table:formula="oooc:=[.D37]+[.U39]" office:value-type="float" office:value="26">
            <text:p>26</text:p>
          </table:table-cell>
          <table:table-cell table:formula="oooc:=[.E37]+[.V39]" office:value-type="float" office:value="2.2">
            <text:p>2.2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5" office:value-type="string">
            <text:p>X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DUMARO Alpha</text:p>
          </table:table-cell>
          <table:table-cell table:formula="oooc:=[.B37]*[.T40]" office:value-type="float" office:value="3204.90625">
            <text:p>3204.91</text:p>
          </table:table-cell>
          <table:table-cell table:formula="oooc:=CEILING(([.B40]-[.C37]/2);[.C37])" office:value-type="float" office:value="3200">
            <text:p>3200</text:p>
          </table:table-cell>
          <table:table-cell table:formula="oooc:=[.D37]+[.U40]" office:value-type="float" office:value="20">
            <text:p>20</text:p>
          </table:table-cell>
          <table:table-cell table:formula="oooc:=[.E37]+[.V40]" office:value-type="float" office:value="1.8">
            <text:p>1.8</text:p>
          </table:table-cell>
          <table:table-cell office:value-type="float" office:value="110">
            <text:p>11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5" office:value-type="string">
            <text:p>X</text:p>
          </table:table-cell>
          <table:table-cell/>
          <table:table-cell office:value-type="float" office:value="1.15">
            <text:p>1.15</text:p>
          </table:table-cell>
          <table:table-cell office:value-type="float" office:value="-6">
            <text:p>-6</text:p>
          </table:table-cell>
          <table:table-cell office:value-type="float" office:value="-0.4">
            <text:p>-0.4</text:p>
          </table:table-cell>
          <table:table-cell table:number-columns-repeated="3"/>
        </table:table-row>
        <table:table-row table:style-name="ro1">
          <table:table-cell table:number-columns-repeated="25"/>
        </table:table-row>
        <table:table-row table:style-name="ro1">
          <table:table-cell office:value-type="string">
            <text:p>Std Va</text:p>
          </table:table-cell>
          <table:table-cell table:formula="oooc:=[.B37]*[.Y4]" office:value-type="float" office:value="9057.34375">
            <text:p>9057.34</text:p>
          </table:table-cell>
          <table:table-cell office:value-type="float" office:value="200">
            <text:p>200</text:p>
          </table:table-cell>
          <table:table-cell office:value-type="float" office:value="27">
            <text:p>27</text:p>
          </table:table-cell>
          <table:table-cell office:value-type="float" office:value="2.3">
            <text:p>2.3</text:p>
          </table:table-cell>
          <table:table-cell table:number-columns-repeated="20"/>
        </table:table-row>
        <table:table-row table:style-name="ro1">
          <table:table-cell office:value-type="string">
            <text:p>KEROMI Beta</text:p>
          </table:table-cell>
          <table:table-cell table:formula="oooc:=[.B42]*[.T43]" office:value-type="float" office:value="7698.7421875">
            <text:p>7698.74</text:p>
          </table:table-cell>
          <table:table-cell table:formula="oooc:=CEILING(([.B43]-[.C42]/2);[.C42])" office:value-type="float" office:value="7600">
            <text:p>7600</text:p>
          </table:table-cell>
          <table:table-cell table:formula="oooc:=[.D42]+[.U43]" office:value-type="float" office:value="33">
            <text:p>33</text:p>
          </table:table-cell>
          <table:table-cell table:formula="oooc:=[.E42]+[.V43]" office:value-type="float" office:value="2.7">
            <text:p>2.7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5" office:value-type="string">
            <text:p>X</text:p>
          </table:table-cell>
          <table:table-cell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3"/>
        </table:table-row>
        <table:table-row table:style-name="ro1">
          <table:table-cell office:value-type="string">
            <text:p>XATIPE Beta</text:p>
          </table:table-cell>
          <table:table-cell table:formula="oooc:=[.B42]*[.T44]" office:value-type="float" office:value="9057.34375">
            <text:p>9057.34</text:p>
          </table:table-cell>
          <table:table-cell table:formula="oooc:=CEILING(([.B44]-[.C42]/2);[.C42])" office:value-type="float" office:value="9000">
            <text:p>9000</text:p>
          </table:table-cell>
          <table:table-cell table:formula="oooc:=[.D42]+[.U44]" office:value-type="float" office:value="27">
            <text:p>27</text:p>
          </table:table-cell>
          <table:table-cell table:formula="oooc:=[.E42]+[.V44]" office:value-type="float" office:value="2.3">
            <text:p>2.3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5" office:value-type="string">
            <text:p>X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DUMARO Beta</text:p>
          </table:table-cell>
          <table:table-cell table:formula="oooc:=[.B42]*[.T45]" office:value-type="float" office:value="10415.9453125">
            <text:p>10415.95</text:p>
          </table:table-cell>
          <table:table-cell table:formula="oooc:=CEILING(([.B45]-[.C42]/2);[.C42])" office:value-type="float" office:value="10400">
            <text:p>10400</text:p>
          </table:table-cell>
          <table:table-cell table:formula="oooc:=[.D42]+[.U45]" office:value-type="float" office:value="21">
            <text:p>21</text:p>
          </table:table-cell>
          <table:table-cell table:formula="oooc:=[.E42]+[.V45]" office:value-type="float" office:value="1.9">
            <text:p>1.9</text:p>
          </table:table-cell>
          <table:table-cell office:value-type="float" office:value="120">
            <text:p>12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5" office:value-type="string">
            <text:p>X</text:p>
          </table:table-cell>
          <table:table-cell/>
          <table:table-cell office:value-type="float" office:value="1.15">
            <text:p>1.15</text:p>
          </table:table-cell>
          <table:table-cell office:value-type="float" office:value="-6">
            <text:p>-6</text:p>
          </table:table-cell>
          <table:table-cell office:value-type="float" office:value="-0.4">
            <text:p>-0.4</text:p>
          </table:table-cell>
          <table:table-cell table:number-columns-repeated="3"/>
        </table:table-row>
        <table:table-row table:style-name="ro1">
          <table:table-cell table:number-columns-repeated="25"/>
        </table:table-row>
        <table:table-row table:style-name="ro1">
          <table:table-cell office:value-type="string">
            <text:p>Std Vaa</text:p>
          </table:table-cell>
          <table:table-cell table:formula="oooc:=[.B42]*[.Y4]" office:value-type="float" office:value="29436.3671875">
            <text:p>29436.37</text:p>
          </table:table-cell>
          <table:table-cell office:value-type="float" office:value="500">
            <text:p>500</text:p>
          </table:table-cell>
          <table:table-cell office:value-type="float" office:value="28">
            <text:p>28</text:p>
          </table:table-cell>
          <table:table-cell office:value-type="float" office:value="2.4">
            <text:p>2.4</text:p>
          </table:table-cell>
          <table:table-cell table:number-columns-repeated="20"/>
        </table:table-row>
        <table:table-row table:style-name="ro1">
          <table:table-cell office:value-type="string">
            <text:p>KEROMI Omega</text:p>
          </table:table-cell>
          <table:table-cell table:formula="oooc:=[.B47]*[.T48]" office:value-type="float" office:value="25020.912109375">
            <text:p>25020.91</text:p>
          </table:table-cell>
          <table:table-cell table:formula="oooc:=CEILING(([.B48]-[.C47]/2);[.C47])" office:value-type="float" office:value="25000">
            <text:p>25000</text:p>
          </table:table-cell>
          <table:table-cell table:formula="oooc:=[.D47]+[.U48]" office:value-type="float" office:value="34">
            <text:p>34</text:p>
          </table:table-cell>
          <table:table-cell table:formula="oooc:=[.E47]+[.V48]" office:value-type="float" office:value="2.8">
            <text:p>2.8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5" office:value-type="string">
            <text:p>X</text:p>
          </table:table-cell>
          <table:table-cell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3"/>
        </table:table-row>
        <table:table-row table:style-name="ro1">
          <table:table-cell office:value-type="string">
            <text:p>XATIPE Omega</text:p>
          </table:table-cell>
          <table:table-cell table:formula="oooc:=[.B47]*[.T49]" office:value-type="float" office:value="29436.3671875">
            <text:p>29436.37</text:p>
          </table:table-cell>
          <table:table-cell table:formula="oooc:=CEILING(([.B49]-[.C47]/2);[.C47])" office:value-type="float" office:value="29500">
            <text:p>29500</text:p>
          </table:table-cell>
          <table:table-cell table:formula="oooc:=[.D47]+[.U49]" office:value-type="float" office:value="28">
            <text:p>28</text:p>
          </table:table-cell>
          <table:table-cell table:formula="oooc:=[.E47]+[.V49]" office:value-type="float" office:value="2.4">
            <text:p>2.4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5" office:value-type="string">
            <text:p>X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DUMARO Omega</text:p>
          </table:table-cell>
          <table:table-cell table:formula="oooc:=[.B47]*[.T50]" office:value-type="float" office:value="33851.822265625">
            <text:p>33851.82</text:p>
          </table:table-cell>
          <table:table-cell table:formula="oooc:=CEILING(([.B50]-[.C47]/2);[.C47])" office:value-type="float" office:value="34000">
            <text:p>34000</text:p>
          </table:table-cell>
          <table:table-cell table:formula="oooc:=[.D47]+[.U50]" office:value-type="float" office:value="22">
            <text:p>22</text:p>
          </table:table-cell>
          <table:table-cell table:formula="oooc:=[.E47]+[.V50]" office:value-type="float" office:value="2">
            <text:p>2</text:p>
          </table:table-cell>
          <table:table-cell office:value-type="float" office:value="130">
            <text:p>13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5" office:value-type="string">
            <text:p>X</text:p>
          </table:table-cell>
          <table:table-cell/>
          <table:table-cell office:value-type="float" office:value="1.15">
            <text:p>1.15</text:p>
          </table:table-cell>
          <table:table-cell office:value-type="float" office:value="-6">
            <text:p>-6</text:p>
          </table:table-cell>
          <table:table-cell office:value-type="float" office:value="-0.4">
            <text:p>-0.4</text:p>
          </table:table-cell>
          <table:table-cell table:number-columns-repeated="3"/>
        </table:table-row>
      </table:table>
      <table:table table:name="weapon_autocannon" table:style-name="ta1" table:print="false">
        <office:forms form:automatic-focus="false" form:apply-design-mode="false"/>
        <table:table-column table:style-name="co15" table:default-cell-style-name="Default"/>
        <table:table-column table:style-name="co14" table:default-cell-style-name="Default"/>
        <table:table-column table:style-name="co16" table:default-cell-style-name="ce1"/>
        <table:table-column table:style-name="co17" table:default-cell-style-name="Default"/>
        <table:table-column table:style-name="co1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4" table:default-cell-style-name="Default"/>
        <table:table-column table:style-name="co21" table:default-cell-style-name="Default"/>
        <table:table-column table:style-name="co22" table:number-columns-repeated="3" table:default-cell-style-name="Default"/>
        <table:table-column table:style-name="co23" table:default-cell-style-name="Default"/>
        <table:table-column table:style-name="co14" table:number-columns-repeated="7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24" table:default-cell-style-name="Default"/>
        <table:table-column table:style-name="co14" table:default-cell-style-name="Default"/>
        <table:table-row table:style-name="ro1">
          <table:table-cell table:number-columns-repeated="2"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Globals</text:p>
          </table:table-cell>
          <table:covered-table-cell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Effec.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/>
          <table:table-cell office:value-type="string">
            <text:p>New tier multiplier</text:p>
          </table:table-cell>
          <table:table-cell office:value-type="float" office:value="3.25">
            <text:p>3.25</text:p>
          </table:table-cell>
        </table:table-row>
        <table:table-row table:style-name="ro1">
          <table:table-cell office:value-type="string">
            <text:p>Autocannon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1">
            <text:p>1</text:p>
          </table:table-cell>
          <table:table-cell office:value-type="float" office:value="5">
            <text:p>5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6"/>
          <table:table-cell table:formula="oooc:=[.G4]*[.H4]" office:value-type="float" office:value="5">
            <text:p>5</text:p>
          </table:table-cell>
          <table:table-cell table:number-columns-repeated="3"/>
          <table:table-cell table:style-name="ce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/>
          <table:table-cell office:value-type="string">
            <text:p>Overlap levels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N5]-[.Q5]/2);[.Q5])" office:value-type="float" office:value="100">
            <text:p>100</text:p>
          </table:table-cell>
          <table:table-cell table:formula="oooc:=CEILING(([.O5]-[.R5]/2);[.R5])" office:value-type="float" office:value="5">
            <text:p>5</text:p>
          </table:table-cell>
          <table:table-cell/>
          <table:table-cell table:formula="oooc:=[.F4]" office:value-type="float" office:value="1">
            <text:p>1</text:p>
          </table:table-cell>
          <table:table-cell table:formula="oooc:=[.G4]" office:value-type="float" office:value="5">
            <text:p>5</text:p>
          </table:table-cell>
          <table:table-cell table:number-columns-repeated="2"/>
          <table:table-cell table:formula="oooc:=[.U4]/[.F5]/[.T4]*[.N5]" office:value-type="float" office:value="20">
            <text:p>20</text:p>
          </table:table-cell>
          <table:table-cell table:formula="oooc:=[.V4]/[.J5]" office:value-type="float" office:value="40">
            <text:p>40</text:p>
          </table:table-cell>
          <table:table-cell table:formula="oooc:=([.D5]/[.C5])/([.O5]/[.N5])" office:value-type="float" office:value="1">
            <text:p>1</text:p>
          </table:table-cell>
          <table:table-cell/>
          <table:table-cell table:formula="oooc:=[.G5]^[.$Y$6]*[.$Y$8]/[.O5]" office:value-type="float" office:value="100">
            <text:p>100</text:p>
          </table:table-cell>
          <table:table-cell table:formula="oooc:=[.P5]/[.F5]" office:value-type="float" office:value="5">
            <text:p>5</text:p>
          </table:table-cell>
          <table:table-cell table:formula="oooc:=[.P4]" office:value-type="float" office:value="5">
            <text:p>5</text:p>
          </table:table-cell>
          <table:table-cell table:formula="oooc:=MAX(10^(FLOOR(LOG([.N5];10);1)-1);5)" office:value-type="float" office:value="10">
            <text:p>10</text:p>
          </table:table-cell>
          <table:table-cell table:formula="oooc:=10^(FLOOR(LOG([.O5];10);1)-1)" office:value-type="float" office:value="0.1">
            <text:p>0.1</text:p>
          </table:table-cell>
          <table:table-cell table:number-columns-repeated="5"/>
          <table:table-cell office:value-type="string">
            <text:p>Internal multiplier</text:p>
          </table:table-cell>
          <table:table-cell table:formula="oooc:=2^(LOG([.Y2];2)/(6-[.Y4]))" office:value-type="float" office:value="1.26583375415798">
            <text:p>1.27</text:p>
          </table:table-cell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N6]-[.Q6]/2);[.Q6])" office:value-type="float" office:value="150">
            <text:p>150</text:p>
          </table:table-cell>
          <table:table-cell table:formula="oooc:=CEILING(([.O6]-[.R6]/2);[.R6])" office:value-type="float" office:value="6.3">
            <text:p>6.3</text:p>
          </table:table-cell>
          <table:table-cell/>
          <table:table-cell table:formula="oooc:=[.F5]" office:value-type="float" office:value="1">
            <text:p>1</text:p>
          </table:table-cell>
          <table:table-cell table:formula="oooc:=[.G5]*[.$Y$5]" office:value-type="float" office:value="6.32916877078992">
            <text:p>6.33</text:p>
          </table:table-cell>
          <table:table-cell table:number-columns-repeated="2"/>
          <table:table-cell table:formula="oooc:=[.U4]/[.F6]/[.T4]*[.N6]" office:value-type="float" office:value="30.9333417186297">
            <text:p>30.93</text:p>
          </table:table-cell>
          <table:table-cell table:formula="oooc:=[.V4]/[.J6]" office:value-type="float" office:value="25.8620619549228">
            <text:p>25.86</text:p>
          </table:table-cell>
          <table:table-cell table:formula="oooc:=([.D6]/[.C6])/([.O6]/[.N6])" office:value-type="float" office:value="1.02635938401458">
            <text:p>1.03</text:p>
          </table:table-cell>
          <table:table-cell/>
          <table:table-cell table:formula="oooc:=[.G6]^[.$Y$6]*[.$Y$8]/[.O6]" office:value-type="float" office:value="154.666708593149">
            <text:p>154.67</text:p>
          </table:table-cell>
          <table:table-cell table:formula="oooc:=[.P6]/[.F6]" office:value-type="float" office:value="6.32916877078992">
            <text:p>6.33</text:p>
          </table:table-cell>
          <table:table-cell table:formula="oooc:=[.P5]*[.$Y$5]" office:value-type="float" office:value="6.32916877078992">
            <text:p>6.33</text:p>
          </table:table-cell>
          <table:table-cell table:formula="oooc:=MAX(10^(FLOOR(LOG([.N6];10);1)-1);5)" office:value-type="float" office:value="10">
            <text:p>10</text:p>
          </table:table-cell>
          <table:table-cell table:formula="oooc:=10^(FLOOR(LOG([.O6];10);1)-1)" office:value-type="float" office:value="0.1">
            <text:p>0.1</text:p>
          </table:table-cell>
          <table:table-cell table:number-columns-repeated="5"/>
          <table:table-cell office:value-type="string">
            <text:p>Cost exponent</text:p>
          </table:table-cell>
          <table:table-cell office:value-type="float" office:value="2.85">
            <text:p>2.85</text:p>
          </table:table-cell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N7]-[.Q7]/2);[.Q7])" office:value-type="float" office:value="240">
            <text:p>240</text:p>
          </table:table-cell>
          <table:table-cell table:formula="oooc:=CEILING(([.O7]-[.R7]/2);[.R7])" office:value-type="float" office:value="8">
            <text:p>8</text:p>
          </table:table-cell>
          <table:table-cell/>
          <table:table-cell table:formula="oooc:=[.F6]" office:value-type="float" office:value="1">
            <text:p>1</text:p>
          </table:table-cell>
          <table:table-cell table:formula="oooc:=[.G6]*[.$Y$5]" office:value-type="float" office:value="8.01167546582847">
            <text:p>8.01</text:p>
          </table:table-cell>
          <table:table-cell table:number-columns-repeated="2"/>
          <table:table-cell table:formula="oooc:=[.U4]/[.F7]/[.T4]*[.N7]" office:value-type="float" office:value="47.8435814940759">
            <text:p>47.84</text:p>
          </table:table-cell>
          <table:table-cell table:formula="oooc:=[.V4]/[.J7]" office:value-type="float" office:value="16.7211562140066">
            <text:p>16.72</text:p>
          </table:table-cell>
          <table:table-cell table:formula="oooc:=([.D7]/[.C7])/([.O7]/[.N7])" office:value-type="float" office:value="0.995288723691216">
            <text:p>1</text:p>
          </table:table-cell>
          <table:table-cell/>
          <table:table-cell table:formula="oooc:=[.G7]^[.$Y$6]*[.$Y$8]/[.O7]" office:value-type="float" office:value="239.217907470379">
            <text:p>239.22</text:p>
          </table:table-cell>
          <table:table-cell table:formula="oooc:=[.P7]/[.F7]" office:value-type="float" office:value="8.01167546582847">
            <text:p>8.01</text:p>
          </table:table-cell>
          <table:table-cell table:formula="oooc:=[.P6]*[.$Y$5]" office:value-type="float" office:value="8.01167546582847">
            <text:p>8.01</text:p>
          </table:table-cell>
          <table:table-cell table:formula="oooc:=MAX(10^(FLOOR(LOG([.N7];10);1)-1);5)" office:value-type="float" office:value="10">
            <text:p>10</text:p>
          </table:table-cell>
          <table:table-cell table:formula="oooc:=10^(FLOOR(LOG([.O7];10);1)-1)" office:value-type="float" office:value="0.1">
            <text:p>0.1</text:p>
          </table:table-cell>
          <table:table-cell table:number-columns-repeated="5"/>
          <table:table-cell office:value-type="string">
            <text:p>AC I goal cost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N8]-[.Q8]/2);[.Q8])" office:value-type="float" office:value="370">
            <text:p>370</text:p>
          </table:table-cell>
          <table:table-cell table:formula="oooc:=CEILING(([.O8]-[.R8]/2);[.R8])" office:value-type="float" office:value="10">
            <text:p>10</text:p>
          </table:table-cell>
          <table:table-cell/>
          <table:table-cell table:formula="oooc:=[.F7]" office:value-type="float" office:value="1">
            <text:p>1</text:p>
          </table:table-cell>
          <table:table-cell table:formula="oooc:=[.G7]*[.$Y$5]" office:value-type="float" office:value="10.1414492320051">
            <text:p>10.14</text:p>
          </table:table-cell>
          <table:table-cell table:number-columns-repeated="2"/>
          <table:table-cell table:formula="oooc:=[.U4]/[.F8]/[.T4]*[.N8]" office:value-type="float" office:value="73.9980927699679">
            <text:p>74</text:p>
          </table:table-cell>
          <table:table-cell table:formula="oooc:=[.V4]/[.J8]" office:value-type="float" office:value="10.8110894491146">
            <text:p>10.81</text:p>
          </table:table-cell>
          <table:table-cell table:formula="oooc:=([.D8]/[.C8])/([.O8]/[.N8])" office:value-type="float" office:value="0.98602695112391">
            <text:p>0.99</text:p>
          </table:table-cell>
          <table:table-cell/>
          <table:table-cell table:formula="oooc:=[.G8]^[.$Y$6]*[.$Y$8]/[.O8]" office:value-type="float" office:value="369.99046384984">
            <text:p>369.99</text:p>
          </table:table-cell>
          <table:table-cell table:formula="oooc:=[.P8]/[.F8]" office:value-type="float" office:value="10.1414492320051">
            <text:p>10.14</text:p>
          </table:table-cell>
          <table:table-cell table:formula="oooc:=[.P7]*[.$Y$5]" office:value-type="float" office:value="10.1414492320051">
            <text:p>10.14</text:p>
          </table:table-cell>
          <table:table-cell table:formula="oooc:=MAX(10^(FLOOR(LOG([.N8];10);1)-1);5)" office:value-type="float" office:value="10">
            <text:p>10</text:p>
          </table:table-cell>
          <table:table-cell table:formula="oooc:=10^(FLOOR(LOG([.O8];10);1)-1)" office:value-type="float" office:value="1">
            <text:p>1</text:p>
          </table:table-cell>
          <table:table-cell table:number-columns-repeated="5"/>
          <table:table-cell office:value-type="string">
            <text:p>Cost multiplier</text:p>
          </table:table-cell>
          <table:table-cell table:formula="oooc:=[.$Y$7]/([.$G$5]^[.$Y$6]/[.$O$5])" office:value-type="float" office:value="5.09220046218569">
            <text:p>5.09</text:p>
          </table:table-cell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N9]-[.Q9]/2);[.Q9])" office:value-type="float" office:value="570">
            <text:p>570</text:p>
          </table:table-cell>
          <table:table-cell table:formula="oooc:=CEILING(([.O9]-[.R9]/2);[.R9])" office:value-type="float" office:value="13">
            <text:p>13</text:p>
          </table:table-cell>
          <table:table-cell/>
          <table:table-cell table:formula="oooc:=[.F8]" office:value-type="float" office:value="1">
            <text:p>1</text:p>
          </table:table-cell>
          <table:table-cell table:formula="oooc:=[.G8]*[.$Y$5]" office:value-type="float" office:value="12.8373887539516">
            <text:p>12.84</text:p>
          </table:table-cell>
          <table:table-cell table:number-columns-repeated="2"/>
          <table:table-cell table:formula="oooc:=[.U4]/[.F9]/[.T4]*[.N9]" office:value-type="float" office:value="114.450414509014">
            <text:p>114.45</text:p>
          </table:table-cell>
          <table:table-cell table:formula="oooc:=[.V4]/[.J9]" office:value-type="float" office:value="6.98992662833032">
            <text:p>6.99</text:p>
          </table:table-cell>
          <table:table-cell table:formula="oooc:=([.D9]/[.C9])/([.O9]/[.N9])" office:value-type="float" office:value="1.01666805517812">
            <text:p>1.02</text:p>
          </table:table-cell>
          <table:table-cell/>
          <table:table-cell table:formula="oooc:=[.G9]^[.$Y$6]*[.$Y$8]/[.O9]" office:value-type="float" office:value="572.25207254507">
            <text:p>572.25</text:p>
          </table:table-cell>
          <table:table-cell table:formula="oooc:=[.P9]/[.F9]" office:value-type="float" office:value="12.8373887539516">
            <text:p>12.84</text:p>
          </table:table-cell>
          <table:table-cell table:formula="oooc:=[.P8]*[.$Y$5]" office:value-type="float" office:value="12.8373887539516">
            <text:p>12.84</text:p>
          </table:table-cell>
          <table:table-cell table:formula="oooc:=MAX(10^(FLOOR(LOG([.N9];10);1)-1);5)" office:value-type="float" office:value="10">
            <text:p>10</text:p>
          </table:table-cell>
          <table:table-cell table:formula="oooc:=10^(FLOOR(LOG([.O9];10);1)-1)"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N10]-[.Q10]/2);[.Q10])" office:value-type="float" office:value="890">
            <text:p>890</text:p>
          </table:table-cell>
          <table:table-cell table:formula="oooc:=CEILING(([.O10]-[.R10]/2);[.R10])" office:value-type="float" office:value="16">
            <text:p>16</text:p>
          </table:table-cell>
          <table:table-cell/>
          <table:table-cell table:formula="oooc:=[.F9]" office:value-type="float" office:value="1">
            <text:p>1</text:p>
          </table:table-cell>
          <table:table-cell table:formula="oooc:=[.G9]*[.$Y$5]" office:value-type="float" office:value="16.25">
            <text:p>16.25</text:p>
          </table:table-cell>
          <table:table-cell table:number-columns-repeated="2"/>
          <table:table-cell table:formula="oooc:=[.U4]/[.F10]/[.T4]*[.N10]" office:value-type="float" office:value="177.016689092307">
            <text:p>177.02</text:p>
          </table:table-cell>
          <table:table-cell table:formula="oooc:=[.V4]/[.J10]" office:value-type="float" office:value="4.51934788805609">
            <text:p>4.52</text:p>
          </table:table-cell>
          <table:table-cell table:formula="oooc:=([.D10]/[.C10])/([.O10]/[.N10])" office:value-type="float" office:value="0.979176154011034">
            <text:p>0.98</text:p>
          </table:table-cell>
          <table:table-cell/>
          <table:table-cell table:formula="oooc:=[.G10]^[.$Y$6]*[.$Y$8]/[.O10]" office:value-type="float" office:value="885.083445461536">
            <text:p>885.08</text:p>
          </table:table-cell>
          <table:table-cell table:formula="oooc:=[.P10]/[.F10]" office:value-type="float" office:value="16.25">
            <text:p>16.25</text:p>
          </table:table-cell>
          <table:table-cell table:formula="oooc:=[.P9]*[.$Y$5]" office:value-type="float" office:value="16.25">
            <text:p>16.25</text:p>
          </table:table-cell>
          <table:table-cell table:formula="oooc:=MAX(10^(FLOOR(LOG([.N10];10);1)-1);5)" office:value-type="float" office:value="10">
            <text:p>10</text:p>
          </table:table-cell>
          <table:table-cell table:formula="oooc:=10^(FLOOR(LOG([.O10];10);1)-1)"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string">
            <text:p>AP AC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4.5">
            <text:p>4.5</text:p>
          </table:table-cell>
          <table:table-cell table:formula="oooc:=[.G4]*[.$Y$2]" office:value-type="float" office:value="16.25">
            <text:p>16.25</text:p>
          </table:table-cell>
          <table:table-cell table:style-name="ce2" office:value-type="float" office:value="1.05">
            <text:p>1.05</text:p>
          </table:table-cell>
          <table:table-cell table:style-name="ce2"/>
          <table:table-cell table:number-columns-repeated="6"/>
          <table:table-cell table:formula="oooc:=[.G12]*[.H12]" office:value-type="float" office:value="17.0625">
            <text:p>17.06</text:p>
          </table:table-cell>
          <table:table-cell table:number-columns-repeated="3"/>
          <table:table-cell table:style-name="ce2" table:formula="oooc:=[.T4]" office:value-type="float" office:value="100">
            <text:p>100</text:p>
          </table:table-cell>
          <table:table-cell table:formula="oooc:=[.U4]*[tanks.$Y$3]" office:value-type="float" office:value="70">
            <text:p>70</text:p>
          </table:table-cell>
          <table:table-cell table:formula="oooc:=[.V4]*[tanks.$Y$5]" office:value-type="float" office:value="24000">
            <text:p>2400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N13]-[.Q13]/2);[.Q13])" office:value-type="float" office:value="3800">
            <text:p>3,800</text:p>
          </table:table-cell>
          <table:table-cell table:formula="oooc:=CEILING(([.O13]-[.R13]/2);[.R13])" office:value-type="float" office:value="3.8">
            <text:p>3.8</text:p>
          </table:table-cell>
          <table:table-cell/>
          <table:table-cell table:formula="oooc:=[.F12]" office:value-type="float" office:value="4.5">
            <text:p>4.5</text:p>
          </table:table-cell>
          <table:table-cell table:formula="oooc:=[.G12]" office:value-type="float" office:value="16.25">
            <text:p>16.25</text:p>
          </table:table-cell>
          <table:table-cell table:number-columns-repeated="2"/>
          <table:table-cell table:formula="oooc:=[.U12]/[.F13]/[.T12]*[.N13]" office:value-type="float" office:value="590.055630307691">
            <text:p>590.06</text:p>
          </table:table-cell>
          <table:table-cell table:formula="oooc:=[.V12]/[.J13]" office:value-type="float" office:value="40.6741309925048">
            <text:p>40.67</text:p>
          </table:table-cell>
          <table:table-cell table:formula="oooc:=([.D13]/[.C13])/([.O13]/[.N13])" office:value-type="float" office:value="1.00040829000362">
            <text:p>1</text:p>
          </table:table-cell>
          <table:table-cell/>
          <table:table-cell table:formula="oooc:=[.G13]^[.$Y$6]*[.$Y$8]/[.O13]" office:value-type="float" office:value="3793.21476626373">
            <text:p>3793.21</text:p>
          </table:table-cell>
          <table:table-cell table:formula="oooc:=[.P13]/[.F13]" office:value-type="float" office:value="3.79166666666667">
            <text:p>3.79</text:p>
          </table:table-cell>
          <table:table-cell table:formula="oooc:=[.P12]" office:value-type="float" office:value="17.0625">
            <text:p>17.06</text:p>
          </table:table-cell>
          <table:table-cell table:formula="oooc:=MAX(10^(FLOOR(LOG([.N13];10);1)-1);5)" office:value-type="float" office:value="100">
            <text:p>100</text:p>
          </table:table-cell>
          <table:table-cell table:formula="oooc:=10^(FLOOR(LOG([.O13];10);1)-1)" office:value-type="float" office:value="0.1">
            <text:p>0.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N14]-[.Q14]/2);[.Q14])" office:value-type="float" office:value="5900">
            <text:p>5,900</text:p>
          </table:table-cell>
          <table:table-cell table:formula="oooc:=CEILING(([.O14]-[.R14]/2);[.R14])" office:value-type="float" office:value="4.8">
            <text:p>4.8</text:p>
          </table:table-cell>
          <table:table-cell/>
          <table:table-cell table:formula="oooc:=[.F13]" office:value-type="float" office:value="4.5">
            <text:p>4.5</text:p>
          </table:table-cell>
          <table:table-cell table:formula="oooc:=[.G13]*[.$Y$5]" office:value-type="float" office:value="20.5697985050672">
            <text:p>20.57</text:p>
          </table:table-cell>
          <table:table-cell table:number-columns-repeated="2"/>
          <table:table-cell table:formula="oooc:=[.U12]/[.F14]/[.T12]*[.N14]" office:value-type="float" office:value="912.619622265463">
            <text:p>912.62</text:p>
          </table:table-cell>
          <table:table-cell table:formula="oooc:=[.V12]/[.J14]" office:value-type="float" office:value="26.2979223922701">
            <text:p>26.3</text:p>
          </table:table-cell>
          <table:table-cell table:formula="oooc:=([.D14]/[.C14])/([.O14]/[.N14])" office:value-type="float" office:value="0.994458533938201">
            <text:p>0.99</text:p>
          </table:table-cell>
          <table:table-cell/>
          <table:table-cell table:formula="oooc:=[.G14]^[.$Y$6]*[.$Y$8]/[.O14]" office:value-type="float" office:value="5866.8404288494">
            <text:p>5866.84</text:p>
          </table:table-cell>
          <table:table-cell table:formula="oooc:=[.P14]/[.F14]" office:value-type="float" office:value="4.79961965118235">
            <text:p>4.8</text:p>
          </table:table-cell>
          <table:table-cell table:formula="oooc:=[.P13]*[.$Y$5]" office:value-type="float" office:value="21.5982884303206">
            <text:p>21.6</text:p>
          </table:table-cell>
          <table:table-cell table:formula="oooc:=MAX(10^(FLOOR(LOG([.N14];10);1)-1);5)" office:value-type="float" office:value="100">
            <text:p>100</text:p>
          </table:table-cell>
          <table:table-cell table:formula="oooc:=10^(FLOOR(LOG([.O14];10);1)-1)" office:value-type="float" office:value="0.1">
            <text:p>0.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N15]-[.Q15]/2);[.Q15])" office:value-type="float" office:value="9100">
            <text:p>9,100</text:p>
          </table:table-cell>
          <table:table-cell table:formula="oooc:=CEILING(([.O15]-[.R15]/2);[.R15])" office:value-type="float" office:value="6.1">
            <text:p>6.1</text:p>
          </table:table-cell>
          <table:table-cell/>
          <table:table-cell table:formula="oooc:=[.F14]" office:value-type="float" office:value="4.5">
            <text:p>4.5</text:p>
          </table:table-cell>
          <table:table-cell table:formula="oooc:=[.G14]*[.$Y$5]" office:value-type="float" office:value="26.0379452639425">
            <text:p>26.04</text:p>
          </table:table-cell>
          <table:table-cell table:number-columns-repeated="2"/>
          <table:table-cell table:formula="oooc:=[.U12]/[.F15]/[.T12]*[.N15]" office:value-type="float" office:value="1411.51873173322">
            <text:p>1411.52</text:p>
          </table:table-cell>
          <table:table-cell table:formula="oooc:=[.V12]/[.J15]" office:value-type="float" office:value="17.002962454866">
            <text:p>17</text:p>
          </table:table-cell>
          <table:table-cell table:formula="oooc:=([.D15]/[.C15])/([.O15]/[.N15])" office:value-type="float" office:value="1.00116594227138">
            <text:p>1</text:p>
          </table:table-cell>
          <table:table-cell/>
          <table:table-cell table:formula="oooc:=[.G15]^[.$Y$6]*[.$Y$8]/[.O15]" office:value-type="float" office:value="9074.04898971354">
            <text:p>9074.05</text:p>
          </table:table-cell>
          <table:table-cell table:formula="oooc:=[.P15]/[.F15]" office:value-type="float" office:value="6.07552056158659">
            <text:p>6.08</text:p>
          </table:table-cell>
          <table:table-cell table:formula="oooc:=[.P14]*[.$Y$5]" office:value-type="float" office:value="27.3398425271397">
            <text:p>27.34</text:p>
          </table:table-cell>
          <table:table-cell table:formula="oooc:=MAX(10^(FLOOR(LOG([.N15];10);1)-1);5)" office:value-type="float" office:value="100">
            <text:p>100</text:p>
          </table:table-cell>
          <table:table-cell table:formula="oooc:=10^(FLOOR(LOG([.O15];10);1)-1)" office:value-type="float" office:value="0.1">
            <text:p>0.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N16]-[.Q16]/2);[.Q16])" office:value-type="float" office:value="14000">
            <text:p>14,000</text:p>
          </table:table-cell>
          <table:table-cell table:formula="oooc:=CEILING(([.O16]-[.R16]/2);[.R16])" office:value-type="float" office:value="7.7">
            <text:p>7.7</text:p>
          </table:table-cell>
          <table:table-cell/>
          <table:table-cell table:formula="oooc:=[.F15]" office:value-type="float" office:value="4.5">
            <text:p>4.5</text:p>
          </table:table-cell>
          <table:table-cell table:formula="oooc:=[.G15]*[.$Y$5]" office:value-type="float" office:value="32.9597100040165">
            <text:p>32.96</text:p>
          </table:table-cell>
          <table:table-cell table:number-columns-repeated="2"/>
          <table:table-cell table:formula="oooc:=[.U12]/[.F16]/[.T12]*[.N16]" office:value-type="float" office:value="2183.14956354752">
            <text:p>2183.15</text:p>
          </table:table-cell>
          <table:table-cell table:formula="oooc:=[.V12]/[.J16]" office:value-type="float" office:value="10.9932917106243">
            <text:p>10.99</text:p>
          </table:table-cell>
          <table:table-cell table:formula="oooc:=([.D16]/[.C16])/([.O16]/[.N16])" office:value-type="float" office:value="1.0036920529526">
            <text:p>1</text:p>
          </table:table-cell>
          <table:table-cell/>
          <table:table-cell table:formula="oooc:=[.G16]^[.$Y$6]*[.$Y$8]/[.O16]" office:value-type="float" office:value="14034.5329085198">
            <text:p>14034.53</text:p>
          </table:table-cell>
          <table:table-cell table:formula="oooc:=[.P16]/[.F16]" office:value-type="float" office:value="7.69059900093718">
            <text:p>7.69</text:p>
          </table:table-cell>
          <table:table-cell table:formula="oooc:=[.P15]*[.$Y$5]" office:value-type="float" office:value="34.6076955042173">
            <text:p>34.61</text:p>
          </table:table-cell>
          <table:table-cell table:formula="oooc:=MAX(10^(FLOOR(LOG([.N16];10);1)-1);5)" office:value-type="float" office:value="1000">
            <text:p>1000</text:p>
          </table:table-cell>
          <table:table-cell table:formula="oooc:=10^(FLOOR(LOG([.O16];10);1)-1)" office:value-type="float" office:value="0.1">
            <text:p>0.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N17]-[.Q17]/2);[.Q17])" office:value-type="float" office:value="22000">
            <text:p>22,000</text:p>
          </table:table-cell>
          <table:table-cell table:formula="oooc:=CEILING(([.O17]-[.R17]/2);[.R17])" office:value-type="float" office:value="9.7">
            <text:p>9.7</text:p>
          </table:table-cell>
          <table:table-cell/>
          <table:table-cell table:formula="oooc:=[.F16]" office:value-type="float" office:value="4.5">
            <text:p>4.5</text:p>
          </table:table-cell>
          <table:table-cell table:formula="oooc:=[.G16]*[.$Y$5]" office:value-type="float" office:value="41.7215134503426">
            <text:p>41.72</text:p>
          </table:table-cell>
          <table:table-cell table:number-columns-repeated="2"/>
          <table:table-cell table:formula="oooc:=[.U12]/[.F17]/[.T12]*[.N17]" office:value-type="float" office:value="3376.60557360464">
            <text:p>3376.61</text:p>
          </table:table-cell>
          <table:table-cell table:formula="oooc:=[.V12]/[.J17]" office:value-type="float" office:value="7.10772978271762">
            <text:p>7.11</text:p>
          </table:table-cell>
          <table:table-cell table:formula="oooc:=([.D17]/[.C17])/([.O17]/[.N17])" office:value-type="float" office:value="0.983121108316114">
            <text:p>0.98</text:p>
          </table:table-cell>
          <table:table-cell/>
          <table:table-cell table:formula="oooc:=[.G17]^[.$Y$6]*[.$Y$8]/[.O17]" office:value-type="float" office:value="21706.7501160298">
            <text:p>21706.75</text:p>
          </table:table-cell>
          <table:table-cell table:formula="oooc:=[.P17]/[.F17]" office:value-type="float" office:value="9.73501980507994">
            <text:p>9.74</text:p>
          </table:table-cell>
          <table:table-cell table:formula="oooc:=[.P16]*[.$Y$5]" office:value-type="float" office:value="43.8075891228598">
            <text:p>43.81</text:p>
          </table:table-cell>
          <table:table-cell table:formula="oooc:=MAX(10^(FLOOR(LOG([.N17];10);1)-1);5)" office:value-type="float" office:value="1000">
            <text:p>1000</text:p>
          </table:table-cell>
          <table:table-cell table:formula="oooc:=10^(FLOOR(LOG([.O17];10);1)-1)" office:value-type="float" office:value="0.1">
            <text:p>0.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N18]-[.Q18]/2);[.Q18])" office:value-type="float" office:value="34000">
            <text:p>34,000</text:p>
          </table:table-cell>
          <table:table-cell table:formula="oooc:=CEILING(([.O18]-[.R18]/2);[.R18])" office:value-type="float" office:value="12">
            <text:p>12</text:p>
          </table:table-cell>
          <table:table-cell/>
          <table:table-cell table:formula="oooc:=[.F17]" office:value-type="float" office:value="4.5">
            <text:p>4.5</text:p>
          </table:table-cell>
          <table:table-cell table:formula="oooc:=[.G17]*[.$Y$5]" office:value-type="float" office:value="52.8125">
            <text:p>52.81</text:p>
          </table:table-cell>
          <table:table-cell table:number-columns-repeated="2"/>
          <table:table-cell table:formula="oooc:=[.U12]/[.F18]/[.T12]*[.N18]" office:value-type="float" office:value="5222.4847028671">
            <text:p>5222.48</text:p>
          </table:table-cell>
          <table:table-cell table:formula="oooc:=[.V12]/[.J18]" office:value-type="float" office:value="4.59551369998733">
            <text:p>4.6</text:p>
          </table:table-cell>
          <table:table-cell table:formula="oooc:=([.D18]/[.C18])/([.O18]/[.N18])" office:value-type="float" office:value="0.961569031150793">
            <text:p>0.96</text:p>
          </table:table-cell>
          <table:table-cell/>
          <table:table-cell table:formula="oooc:=[.G18]^[.$Y$6]*[.$Y$8]/[.O18]" office:value-type="float" office:value="33573.1159470028">
            <text:p>33573.12</text:p>
          </table:table-cell>
          <table:table-cell table:formula="oooc:=[.P18]/[.F18]" office:value-type="float" office:value="12.3229166666667">
            <text:p>12.32</text:p>
          </table:table-cell>
          <table:table-cell table:formula="oooc:=[.P17]*[.$Y$5]" office:value-type="float" office:value="55.453125">
            <text:p>55.45</text:p>
          </table:table-cell>
          <table:table-cell table:formula="oooc:=MAX(10^(FLOOR(LOG([.N18];10);1)-1);5)" office:value-type="float" office:value="1000">
            <text:p>1000</text:p>
          </table:table-cell>
          <table:table-cell table:formula="oooc:=10^(FLOOR(LOG([.O18];10);1)-1)"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string">
            <text:p>Heavy AC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20">
            <text:p>20</text:p>
          </table:table-cell>
          <table:table-cell table:formula="oooc:=[.G12]*[.$Y$2]" office:value-type="float" office:value="52.8125">
            <text:p>52.81</text:p>
          </table:table-cell>
          <table:table-cell table:style-name="ce2" office:value-type="float" office:value="1.1">
            <text:p>1.1</text:p>
          </table:table-cell>
          <table:table-cell table:style-name="ce2"/>
          <table:table-cell table:number-columns-repeated="6"/>
          <table:table-cell table:formula="oooc:=[.G20]*[.H20]" office:value-type="float" office:value="58.09375">
            <text:p>58.09</text:p>
          </table:table-cell>
          <table:table-cell table:number-columns-repeated="3"/>
          <table:table-cell table:style-name="ce2" table:formula="oooc:=[.T12]" office:value-type="float" office:value="100">
            <text:p>100</text:p>
          </table:table-cell>
          <table:table-cell table:formula="oooc:=[.U12]*[tanks.$Y$3]" office:value-type="float" office:value="245">
            <text:p>245</text:p>
          </table:table-cell>
          <table:table-cell table:formula="oooc:=[.V12]*[tanks.$Y$5]" office:value-type="float" office:value="720000">
            <text:p>72000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N21]-[.Q21]/2);[.Q21])" office:value-type="float" office:value="140000">
            <text:p>140,000</text:p>
          </table:table-cell>
          <table:table-cell table:formula="oooc:=CEILING(([.O21]-[.R21]/2);[.R21])" office:value-type="float" office:value="2.9">
            <text:p>2.9</text:p>
          </table:table-cell>
          <table:table-cell/>
          <table:table-cell table:formula="oooc:=[.F20]" office:value-type="float" office:value="20">
            <text:p>20</text:p>
          </table:table-cell>
          <table:table-cell table:formula="oooc:=[.G20]" office:value-type="float" office:value="52.8125">
            <text:p>52.81</text:p>
          </table:table-cell>
          <table:table-cell table:number-columns-repeated="2"/>
          <table:table-cell table:formula="oooc:=[.U20]/[.F21]/[.T20]*[.N21]" office:value-type="float" office:value="17447.8466209423">
            <text:p>17447.85</text:p>
          </table:table-cell>
          <table:table-cell table:formula="oooc:=[.V20]/[.J21]" office:value-type="float" office:value="41.2658373060087">
            <text:p>41.27</text:p>
          </table:table-cell>
          <table:table-cell table:formula="oooc:=([.D21]/[.C21])/([.O21]/[.N21])" office:value-type="float" office:value="1.01572535246446">
            <text:p>1.02</text:p>
          </table:table-cell>
          <table:table-cell/>
          <table:table-cell table:formula="oooc:=[.G21]^[.$Y$6]*[.$Y$8]/[.O21]" office:value-type="float" office:value="142431.400987284">
            <text:p>142431.4</text:p>
          </table:table-cell>
          <table:table-cell table:formula="oooc:=[.P21]/[.F21]" office:value-type="float" office:value="2.9046875">
            <text:p>2.9</text:p>
          </table:table-cell>
          <table:table-cell table:formula="oooc:=[.P20]" office:value-type="float" office:value="58.09375">
            <text:p>58.09</text:p>
          </table:table-cell>
          <table:table-cell table:formula="oooc:=MAX(10^(FLOOR(LOG([.N21];10);1)-1);5)" office:value-type="float" office:value="10000">
            <text:p>10000</text:p>
          </table:table-cell>
          <table:table-cell table:formula="oooc:=10^(FLOOR(LOG([.O21];10);1)-1)" office:value-type="float" office:value="0.1">
            <text:p>0.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N22]-[.Q22]/2);[.Q22])" office:value-type="float" office:value="220000">
            <text:p>220,000</text:p>
          </table:table-cell>
          <table:table-cell table:formula="oooc:=CEILING(([.O22]-[.R22]/2);[.R22])" office:value-type="float" office:value="3.7">
            <text:p>3.7</text:p>
          </table:table-cell>
          <table:table-cell/>
          <table:table-cell table:formula="oooc:=[.F21]" office:value-type="float" office:value="20">
            <text:p>20</text:p>
          </table:table-cell>
          <table:table-cell table:formula="oooc:=[.G21]*[.$Y$5]" office:value-type="float" office:value="66.8518451414685">
            <text:p>66.85</text:p>
          </table:table-cell>
          <table:table-cell table:number-columns-repeated="2"/>
          <table:table-cell table:formula="oooc:=[.U20]/[.F22]/[.T20]*[.N22]" office:value-type="float" office:value="26986.0100889924">
            <text:p>26986.01</text:p>
          </table:table-cell>
          <table:table-cell table:formula="oooc:=[.V20]/[.J22]" office:value-type="float" office:value="26.680491025744">
            <text:p>26.68</text:p>
          </table:table-cell>
          <table:table-cell table:formula="oooc:=([.D22]/[.C22])/([.O22]/[.N22])" office:value-type="float" office:value="1.00764033809003">
            <text:p>1.01</text:p>
          </table:table-cell>
          <table:table-cell/>
          <table:table-cell table:formula="oooc:=[.G22]^[.$Y$6]*[.$Y$8]/[.O22]" office:value-type="float" office:value="220293.959910142">
            <text:p>220293.96</text:p>
          </table:table-cell>
          <table:table-cell table:formula="oooc:=[.P22]/[.F22]" office:value-type="float" office:value="3.67685148278077">
            <text:p>3.68</text:p>
          </table:table-cell>
          <table:table-cell table:formula="oooc:=[.P21]*[.$Y$5]" office:value-type="float" office:value="73.5370296556154">
            <text:p>73.54</text:p>
          </table:table-cell>
          <table:table-cell table:formula="oooc:=MAX(10^(FLOOR(LOG([.N22];10);1)-1);5)" office:value-type="float" office:value="10000">
            <text:p>10000</text:p>
          </table:table-cell>
          <table:table-cell table:formula="oooc:=10^(FLOOR(LOG([.O22];10);1)-1)" office:value-type="float" office:value="0.1">
            <text:p>0.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N23]-[.Q23]/2);[.Q23])" office:value-type="float" office:value="340000">
            <text:p>340,000</text:p>
          </table:table-cell>
          <table:table-cell table:formula="oooc:=CEILING(([.O23]-[.R23]/2);[.R23])" office:value-type="float" office:value="4.7">
            <text:p>4.7</text:p>
          </table:table-cell>
          <table:table-cell/>
          <table:table-cell table:formula="oooc:=[.F22]" office:value-type="float" office:value="20">
            <text:p>20</text:p>
          </table:table-cell>
          <table:table-cell table:formula="oooc:=[.G22]*[.$Y$5]" office:value-type="float" office:value="84.6233221078133">
            <text:p>84.62</text:p>
          </table:table-cell>
          <table:table-cell table:number-columns-repeated="2"/>
          <table:table-cell table:formula="oooc:=[.U20]/[.F23]/[.T20]*[.N23]" office:value-type="float" office:value="41738.3735852596">
            <text:p>41738.37</text:p>
          </table:table-cell>
          <table:table-cell table:formula="oooc:=[.V20]/[.J23]" office:value-type="float" office:value="17.2503127973888">
            <text:p>17.25</text:p>
          </table:table-cell>
          <table:table-cell table:formula="oooc:=([.D23]/[.C23])/([.O23]/[.N23])" office:value-type="float" office:value="1.01196528378234">
            <text:p>1.01</text:p>
          </table:table-cell>
          <table:table-cell/>
          <table:table-cell table:formula="oooc:=[.G23]^[.$Y$6]*[.$Y$8]/[.O23]" office:value-type="float" office:value="340721.417022527">
            <text:p>340721.42</text:p>
          </table:table-cell>
          <table:table-cell table:formula="oooc:=[.P23]/[.F23]" office:value-type="float" office:value="4.65428271592973">
            <text:p>4.65</text:p>
          </table:table-cell>
          <table:table-cell table:formula="oooc:=[.P22]*[.$Y$5]" office:value-type="float" office:value="93.0856543185946">
            <text:p>93.09</text:p>
          </table:table-cell>
          <table:table-cell table:formula="oooc:=MAX(10^(FLOOR(LOG([.N23];10);1)-1);5)" office:value-type="float" office:value="10000">
            <text:p>10000</text:p>
          </table:table-cell>
          <table:table-cell table:formula="oooc:=10^(FLOOR(LOG([.O23];10);1)-1)" office:value-type="float" office:value="0.1">
            <text:p>0.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N24]-[.Q24]/2);[.Q24])" office:value-type="float" office:value="530000">
            <text:p>530,000</text:p>
          </table:table-cell>
          <table:table-cell table:formula="oooc:=CEILING(([.O24]-[.R24]/2);[.R24])" office:value-type="float" office:value="5.9">
            <text:p>5.9</text:p>
          </table:table-cell>
          <table:table-cell/>
          <table:table-cell table:formula="oooc:=[.F23]" office:value-type="float" office:value="20">
            <text:p>20</text:p>
          </table:table-cell>
          <table:table-cell table:formula="oooc:=[.G23]*[.$Y$5]" office:value-type="float" office:value="107.119057513054">
            <text:p>107.12</text:p>
          </table:table-cell>
          <table:table-cell table:number-columns-repeated="2"/>
          <table:table-cell table:formula="oooc:=[.U20]/[.F24]/[.T20]*[.N24]" office:value-type="float" office:value="64555.3686446331">
            <text:p>64555.37</text:p>
          </table:table-cell>
          <table:table-cell table:formula="oooc:=[.V20]/[.J24]" office:value-type="float" office:value="11.1532164576967">
            <text:p>11.15</text:p>
          </table:table-cell>
          <table:table-cell table:formula="oooc:=([.D24]/[.C24])/([.O24]/[.N24])" office:value-type="float" office:value="0.99573319713148">
            <text:p>1</text:p>
          </table:table-cell>
          <table:table-cell/>
          <table:table-cell table:formula="oooc:=[.G24]^[.$Y$6]*[.$Y$8]/[.O24]" office:value-type="float" office:value="526982.601180679">
            <text:p>526982.6</text:p>
          </table:table-cell>
          <table:table-cell table:formula="oooc:=[.P24]/[.F24]" office:value-type="float" office:value="5.89154816321795">
            <text:p>5.89</text:p>
          </table:table-cell>
          <table:table-cell table:formula="oooc:=[.P23]*[.$Y$5]" office:value-type="float" office:value="117.830963264359">
            <text:p>117.83</text:p>
          </table:table-cell>
          <table:table-cell table:formula="oooc:=MAX(10^(FLOOR(LOG([.N24];10);1)-1);5)" office:value-type="float" office:value="10000">
            <text:p>10000</text:p>
          </table:table-cell>
          <table:table-cell table:formula="oooc:=10^(FLOOR(LOG([.O24];10);1)-1)" office:value-type="float" office:value="0.1">
            <text:p>0.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N25]-[.Q25]/2);[.Q25])" office:value-type="float" office:value="820000">
            <text:p>820,000</text:p>
          </table:table-cell>
          <table:table-cell table:formula="oooc:=CEILING(([.O25]-[.R25]/2);[.R25])" office:value-type="float" office:value="7.5">
            <text:p>7.5</text:p>
          </table:table-cell>
          <table:table-cell/>
          <table:table-cell table:formula="oooc:=[.F24]" office:value-type="float" office:value="20">
            <text:p>20</text:p>
          </table:table-cell>
          <table:table-cell table:formula="oooc:=[.G24]*[.$Y$5]" office:value-type="float" office:value="135.594918713614">
            <text:p>135.59</text:p>
          </table:table-cell>
          <table:table-cell table:number-columns-repeated="2"/>
          <table:table-cell table:formula="oooc:=[.U20]/[.F25]/[.T20]*[.N25]" office:value-type="float" office:value="99845.6639028275">
            <text:p>99845.66</text:p>
          </table:table-cell>
          <table:table-cell table:formula="oooc:=[.V20]/[.J25]" office:value-type="float" office:value="7.21112937564042">
            <text:p>7.21</text:p>
          </table:table-cell>
          <table:table-cell table:formula="oooc:=([.D25]/[.C25])/([.O25]/[.N25])" office:value-type="float" office:value="0.999618826313426">
            <text:p>1</text:p>
          </table:table-cell>
          <table:table-cell/>
          <table:table-cell table:formula="oooc:=[.G25]^[.$Y$6]*[.$Y$8]/[.O25]" office:value-type="float" office:value="815066.644104715">
            <text:p>815066.64</text:p>
          </table:table-cell>
          <table:table-cell table:formula="oooc:=[.P25]/[.F25]" office:value-type="float" office:value="7.45772052924874">
            <text:p>7.46</text:p>
          </table:table-cell>
          <table:table-cell table:formula="oooc:=[.P24]*[.$Y$5]" office:value-type="float" office:value="149.154410584975">
            <text:p>149.15</text:p>
          </table:table-cell>
          <table:table-cell table:formula="oooc:=MAX(10^(FLOOR(LOG([.N25];10);1)-1);5)" office:value-type="float" office:value="10000">
            <text:p>10000</text:p>
          </table:table-cell>
          <table:table-cell table:formula="oooc:=10^(FLOOR(LOG([.O25];10);1)-1)" office:value-type="float" office:value="0.1">
            <text:p>0.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N26]-[.Q26]/2);[.Q26])" office:value-type="float" office:value="1300000">
            <text:p>1,300,000</text:p>
          </table:table-cell>
          <table:table-cell table:formula="oooc:=CEILING(([.O26]-[.R26]/2);[.R26])" office:value-type="float" office:value="9.4">
            <text:p>9.4</text:p>
          </table:table-cell>
          <table:table-cell/>
          <table:table-cell table:formula="oooc:=[.F25]" office:value-type="float" office:value="20">
            <text:p>20</text:p>
          </table:table-cell>
          <table:table-cell table:formula="oooc:=[.G25]*[.$Y$5]" office:value-type="float" office:value="171.640625">
            <text:p>171.64</text:p>
          </table:table-cell>
          <table:table-cell table:number-columns-repeated="2"/>
          <table:table-cell table:formula="oooc:=[.U20]/[.F26]/[.T20]*[.N26]" office:value-type="float" office:value="154428.002031481">
            <text:p>154428</text:p>
          </table:table-cell>
          <table:table-cell table:formula="oooc:=[.V20]/[.J26]" office:value-type="float" office:value="4.66236686694441">
            <text:p>4.66</text:p>
          </table:table-cell>
          <table:table-cell table:formula="oooc:=([.D26]/[.C26])/([.O26]/[.N26])" office:value-type="float" office:value="0.965587618931703">
            <text:p>0.97</text:p>
          </table:table-cell>
          <table:table-cell/>
          <table:table-cell table:formula="oooc:=[.G26]^[.$Y$6]*[.$Y$8]/[.O26]" office:value-type="float" office:value="1260636.75127739">
            <text:p>1260636.75</text:p>
          </table:table-cell>
          <table:table-cell table:formula="oooc:=[.P26]/[.F26]" office:value-type="float" office:value="9.440234375">
            <text:p>9.44</text:p>
          </table:table-cell>
          <table:table-cell table:formula="oooc:=[.P25]*[.$Y$5]" office:value-type="float" office:value="188.8046875">
            <text:p>188.8</text:p>
          </table:table-cell>
          <table:table-cell table:formula="oooc:=MAX(10^(FLOOR(LOG([.N26];10);1)-1);5)" office:value-type="float" office:value="100000">
            <text:p>100000</text:p>
          </table:table-cell>
          <table:table-cell table:formula="oooc:=10^(FLOOR(LOG([.O26];10);1)-1)" office:value-type="float" office:value="0.1">
            <text:p>0.1</text:p>
          </table:table-cell>
          <table:table-cell table:number-columns-repeated="7"/>
        </table:table-row>
        <table:table-row table:style-name="ro1">
          <table:table-cell office:value-type="string">
            <text:p>Sabot Shotgun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40">
            <text:p>40</text:p>
          </table:table-cell>
          <table:table-cell table:formula="oooc:=[.G20]*[.$Y$2]" office:value-type="float" office:value="171.640625">
            <text:p>171.64</text:p>
          </table:table-cell>
          <table:table-cell table:style-name="ce2" office:value-type="float" office:value="1.05">
            <text:p>1.05</text:p>
          </table:table-cell>
          <table:table-cell table:style-name="ce2"/>
          <table:table-cell table:number-columns-repeated="6"/>
          <table:table-cell table:formula="oooc:=[.G28]*[.H28]" office:value-type="float" office:value="180.22265625">
            <text:p>180.22</text:p>
          </table:table-cell>
          <table:table-cell table:number-columns-repeated="3"/>
          <table:table-cell table:style-name="ce2" table:formula="oooc:=[.T20]" office:value-type="float" office:value="100">
            <text:p>100</text:p>
          </table:table-cell>
          <table:table-cell table:formula="oooc:=[.U20]*[tanks.$Y$3]" office:value-type="float" office:value="857.5">
            <text:p>857.5</text:p>
          </table:table-cell>
          <table:table-cell table:formula="oooc:=[.V20]*[tanks.$Y$5]" office:value-type="float" office:value="21600000">
            <text:p>2160000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N29]-[.Q29]/2);[.Q29])" office:value-type="float" office:value="2600000">
            <text:p>2,600,000</text:p>
          </table:table-cell>
          <table:table-cell table:formula="oooc:=CEILING(([.O29]-[.R29]/2);[.R29])" office:value-type="float" office:value="4.5">
            <text:p>4.5</text:p>
          </table:table-cell>
          <table:table-cell/>
          <table:table-cell table:formula="oooc:=[.F28]" office:value-type="float" office:value="40">
            <text:p>40</text:p>
          </table:table-cell>
          <table:table-cell table:formula="oooc:=[.G28]" office:value-type="float" office:value="171.640625">
            <text:p>171.64</text:p>
          </table:table-cell>
          <table:table-cell table:number-columns-repeated="2"/>
          <table:table-cell table:formula="oooc:=[.U28]/[.F29]/[.T28]*[.N29]" office:value-type="float" office:value="566236.007448763">
            <text:p>566236.01</text:p>
          </table:table-cell>
          <table:table-cell table:formula="oooc:=[.V28]/[.J29]" office:value-type="float" office:value="38.1466380022724">
            <text:p>38.15</text:p>
          </table:table-cell>
          <table:table-cell table:formula="oooc:=([.D29]/[.C29])/([.O29]/[.N29])" office:value-type="float" office:value="1.0146426564545">
            <text:p>1.01</text:p>
          </table:table-cell>
          <table:table-cell/>
          <table:table-cell table:formula="oooc:=[.G29]^[.$Y$6]*[.$Y$8]/[.O29]" office:value-type="float" office:value="2641334.14553359">
            <text:p>2641334.15</text:p>
          </table:table-cell>
          <table:table-cell table:formula="oooc:=[.P29]/[.F29]" office:value-type="float" office:value="4.50556640625">
            <text:p>4.51</text:p>
          </table:table-cell>
          <table:table-cell table:formula="oooc:=[.P28]" office:value-type="float" office:value="180.22265625">
            <text:p>180.22</text:p>
          </table:table-cell>
          <table:table-cell table:formula="oooc:=MAX(10^(FLOOR(LOG([.N29];10);1)-1);5)" office:value-type="float" office:value="100000">
            <text:p>100000</text:p>
          </table:table-cell>
          <table:table-cell table:formula="oooc:=10^(FLOOR(LOG([.O29];10);1)-1)" office:value-type="float" office:value="0.1">
            <text:p>0.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N30]-[.Q30]/2);[.Q30])" office:value-type="float" office:value="4100000">
            <text:p>4,100,000</text:p>
          </table:table-cell>
          <table:table-cell table:formula="oooc:=CEILING(([.O30]-[.R30]/2);[.R30])" office:value-type="float" office:value="5.7">
            <text:p>5.7</text:p>
          </table:table-cell>
          <table:table-cell/>
          <table:table-cell table:formula="oooc:=[.F29]" office:value-type="float" office:value="40">
            <text:p>40</text:p>
          </table:table-cell>
          <table:table-cell table:formula="oooc:=[.G29]*[.$Y$5]" office:value-type="float" office:value="217.268496709773">
            <text:p>217.27</text:p>
          </table:table-cell>
          <table:table-cell table:number-columns-repeated="2"/>
          <table:table-cell table:formula="oooc:=[.U28]/[.F30]/[.T28]*[.N30]" office:value-type="float" office:value="875778.595590257">
            <text:p>875778.6</text:p>
          </table:table-cell>
          <table:table-cell table:formula="oooc:=[.V28]/[.J30]" office:value-type="float" office:value="24.6637678846696">
            <text:p>24.66</text:p>
          </table:table-cell>
          <table:table-cell table:formula="oooc:=([.D30]/[.C30])/([.O30]/[.N30])" office:value-type="float" office:value="0.995829806166353">
            <text:p>1</text:p>
          </table:table-cell>
          <table:table-cell/>
          <table:table-cell table:formula="oooc:=[.G30]^[.$Y$6]*[.$Y$8]/[.O30]" office:value-type="float" office:value="4085264.58584377">
            <text:p>4085264.59</text:p>
          </table:table-cell>
          <table:table-cell table:formula="oooc:=[.P30]/[.F30]" office:value-type="float" office:value="5.70329803863153">
            <text:p>5.7</text:p>
          </table:table-cell>
          <table:table-cell table:formula="oooc:=[.P29]*[.$Y$5]" office:value-type="float" office:value="228.131921545261">
            <text:p>228.13</text:p>
          </table:table-cell>
          <table:table-cell table:formula="oooc:=MAX(10^(FLOOR(LOG([.N30];10);1)-1);5)" office:value-type="float" office:value="100000">
            <text:p>100000</text:p>
          </table:table-cell>
          <table:table-cell table:formula="oooc:=10^(FLOOR(LOG([.O30];10);1)-1)" office:value-type="float" office:value="0.1">
            <text:p>0.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N31]-[.Q31]/2);[.Q31])" office:value-type="float" office:value="6300000">
            <text:p>6,300,000</text:p>
          </table:table-cell>
          <table:table-cell table:formula="oooc:=CEILING(([.O31]-[.R31]/2);[.R31])" office:value-type="float" office:value="7.2">
            <text:p>7.2</text:p>
          </table:table-cell>
          <table:table-cell/>
          <table:table-cell table:formula="oooc:=[.F30]" office:value-type="float" office:value="40">
            <text:p>40</text:p>
          </table:table-cell>
          <table:table-cell table:formula="oooc:=[.G30]*[.$Y$5]" office:value-type="float" office:value="275.025796850393">
            <text:p>275.03</text:p>
          </table:table-cell>
          <table:table-cell table:number-columns-repeated="2"/>
          <table:table-cell table:formula="oooc:=[.U28]/[.F31]/[.T28]*[.N31]" office:value-type="float" office:value="1354537.92836275">
            <text:p>1354537.93</text:p>
          </table:table-cell>
          <table:table-cell table:formula="oooc:=[.V28]/[.J31]" office:value-type="float" office:value="15.946397326879">
            <text:p>15.95</text:p>
          </table:table-cell>
          <table:table-cell table:formula="oooc:=([.D31]/[.C31])/([.O31]/[.N31])" office:value-type="float" office:value="1.00024465745436">
            <text:p>1</text:p>
          </table:table-cell>
          <table:table-cell/>
          <table:table-cell table:formula="oooc:=[.G31]^[.$Y$6]*[.$Y$8]/[.O31]" office:value-type="float" office:value="6318544.27224607">
            <text:p>6318544.27</text:p>
          </table:table-cell>
          <table:table-cell table:formula="oooc:=[.P31]/[.F31]" office:value-type="float" office:value="7.21942716732282">
            <text:p>7.22</text:p>
          </table:table-cell>
          <table:table-cell table:formula="oooc:=[.P30]*[.$Y$5]" office:value-type="float" office:value="288.777086692913">
            <text:p>288.78</text:p>
          </table:table-cell>
          <table:table-cell table:formula="oooc:=MAX(10^(FLOOR(LOG([.N31];10);1)-1);5)" office:value-type="float" office:value="100000">
            <text:p>100000</text:p>
          </table:table-cell>
          <table:table-cell table:formula="oooc:=10^(FLOOR(LOG([.O31];10);1)-1)" office:value-type="float" office:value="0.1">
            <text:p>0.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N32]-[.Q32]/2);[.Q32])" office:value-type="float" office:value="9800000">
            <text:p>9,800,000</text:p>
          </table:table-cell>
          <table:table-cell table:formula="oooc:=CEILING(([.O32]-[.R32]/2);[.R32])" office:value-type="float" office:value="9.1">
            <text:p>9.1</text:p>
          </table:table-cell>
          <table:table-cell/>
          <table:table-cell table:formula="oooc:=[.F31]" office:value-type="float" office:value="40">
            <text:p>40</text:p>
          </table:table-cell>
          <table:table-cell table:formula="oooc:=[.G31]*[.$Y$5]" office:value-type="float" office:value="348.136936917424">
            <text:p>348.14</text:p>
          </table:table-cell>
          <table:table-cell table:number-columns-repeated="2"/>
          <table:table-cell table:formula="oooc:=[.U28]/[.F32]/[.T28]*[.N32]" office:value-type="float" office:value="2095019.23044449">
            <text:p>2095019.23</text:p>
          </table:table-cell>
          <table:table-cell table:formula="oooc:=[.V28]/[.J32]" office:value-type="float" office:value="10.310167890639">
            <text:p>10.31</text:p>
          </table:table-cell>
          <table:table-cell table:formula="oooc:=([.D32]/[.C32])/([.O32]/[.N32])" office:value-type="float" office:value="0.993001218478682">
            <text:p>0.99</text:p>
          </table:table-cell>
          <table:table-cell/>
          <table:table-cell table:formula="oooc:=[.G32]^[.$Y$6]*[.$Y$8]/[.O32]" office:value-type="float" office:value="9772684.45688392">
            <text:p>9772684.46</text:p>
          </table:table-cell>
          <table:table-cell table:formula="oooc:=[.P32]/[.F32]" office:value-type="float" office:value="9.13859459408238">
            <text:p>9.14</text:p>
          </table:table-cell>
          <table:table-cell table:formula="oooc:=[.P31]*[.$Y$5]" office:value-type="float" office:value="365.543783763295">
            <text:p>365.54</text:p>
          </table:table-cell>
          <table:table-cell table:formula="oooc:=MAX(10^(FLOOR(LOG([.N32];10);1)-1);5)" office:value-type="float" office:value="100000">
            <text:p>100000</text:p>
          </table:table-cell>
          <table:table-cell table:formula="oooc:=10^(FLOOR(LOG([.O32];10);1)-1)" office:value-type="float" office:value="0.1">
            <text:p>0.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N33]-[.Q33]/2);[.Q33])" office:value-type="float" office:value="15000000">
            <text:p>15,000,000</text:p>
          </table:table-cell>
          <table:table-cell table:formula="oooc:=CEILING(([.O33]-[.R33]/2);[.R33])" office:value-type="float" office:value="12">
            <text:p>12</text:p>
          </table:table-cell>
          <table:table-cell/>
          <table:table-cell table:formula="oooc:=[.F32]" office:value-type="float" office:value="40">
            <text:p>40</text:p>
          </table:table-cell>
          <table:table-cell table:formula="oooc:=[.G32]*[.$Y$5]" office:value-type="float" office:value="440.683485819244">
            <text:p>440.68</text:p>
          </table:table-cell>
          <table:table-cell table:number-columns-repeated="2"/>
          <table:table-cell table:formula="oooc:=[.U28]/[.F33]/[.T28]*[.N33]" office:value-type="float" office:value="3240297.288122">
            <text:p>3240297.29</text:p>
          </table:table-cell>
          <table:table-cell table:formula="oooc:=[.V28]/[.J33]" office:value-type="float" office:value="6.66605501883404">
            <text:p>6.67</text:p>
          </table:table-cell>
          <table:table-cell table:formula="oooc:=([.D33]/[.C33])/([.O33]/[.N33])" office:value-type="float" office:value="1.04530883992154">
            <text:p>1.05</text:p>
          </table:table-cell>
          <table:table-cell/>
          <table:table-cell table:formula="oooc:=[.G33]^[.$Y$6]*[.$Y$8]/[.O33]" office:value-type="float" office:value="15115089.3906566">
            <text:p>15115089.39</text:p>
          </table:table-cell>
          <table:table-cell table:formula="oooc:=[.P33]/[.F33]" office:value-type="float" office:value="11.5679415027552">
            <text:p>11.57</text:p>
          </table:table-cell>
          <table:table-cell table:formula="oooc:=[.P32]*[.$Y$5]" office:value-type="float" office:value="462.717660110206">
            <text:p>462.72</text:p>
          </table:table-cell>
          <table:table-cell table:formula="oooc:=MAX(10^(FLOOR(LOG([.N33];10);1)-1);5)" office:value-type="float" office:value="1000000">
            <text:p>1000000</text:p>
          </table:table-cell>
          <table:table-cell table:formula="oooc:=10^(FLOOR(LOG([.O33];10);1)-1)"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N34]-[.Q34]/2);[.Q34])" office:value-type="float" office:value="23000000">
            <text:p>23,000,000</text:p>
          </table:table-cell>
          <table:table-cell table:formula="oooc:=CEILING(([.O34]-[.R34]/2);[.R34])" office:value-type="float" office:value="15">
            <text:p>15</text:p>
          </table:table-cell>
          <table:table-cell/>
          <table:table-cell table:formula="oooc:=[.F33]" office:value-type="float" office:value="40">
            <text:p>40</text:p>
          </table:table-cell>
          <table:table-cell table:formula="oooc:=[.G33]*[.$Y$5]" office:value-type="float" office:value="557.83203125">
            <text:p>557.83</text:p>
          </table:table-cell>
          <table:table-cell table:number-columns-repeated="2"/>
          <table:table-cell table:formula="oooc:=[.U28]/[.F34]/[.T28]*[.N34]" office:value-type="float" office:value="5011661.16417135">
            <text:p>5011661.16</text:p>
          </table:table-cell>
          <table:table-cell table:formula="oooc:=[.V28]/[.J34]" office:value-type="float" office:value="4.30994819730025">
            <text:p>4.31</text:p>
          </table:table-cell>
          <table:table-cell table:formula="oooc:=([.D34]/[.C34])/([.O34]/[.N34])" office:value-type="float" office:value="1.04120976033275">
            <text:p>1.04</text:p>
          </table:table-cell>
          <table:table-cell/>
          <table:table-cell table:formula="oooc:=[.G34]^[.$Y$6]*[.$Y$8]/[.O34]" office:value-type="float" office:value="23378011.2614407">
            <text:p>23378011.26</text:p>
          </table:table-cell>
          <table:table-cell table:formula="oooc:=[.P34]/[.F34]" office:value-type="float" office:value="14.6430908203125">
            <text:p>14.64</text:p>
          </table:table-cell>
          <table:table-cell table:formula="oooc:=[.P33]*[.$Y$5]" office:value-type="float" office:value="585.7236328125">
            <text:p>585.72</text:p>
          </table:table-cell>
          <table:table-cell table:formula="oooc:=MAX(10^(FLOOR(LOG([.N34];10);1)-1);5)" office:value-type="float" office:value="1000000">
            <text:p>1000000</text:p>
          </table:table-cell>
          <table:table-cell table:formula="oooc:=10^(FLOOR(LOG([.O34];10);1)-1)"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string">
            <text:p>Blade Launcher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75">
            <text:p>75</text:p>
          </table:table-cell>
          <table:table-cell table:formula="oooc:=[.G28]*[.$Y$2]" office:value-type="float" office:value="557.83203125">
            <text:p>557.83</text:p>
          </table:table-cell>
          <table:table-cell table:style-name="ce2" office:value-type="float" office:value="1.05">
            <text:p>1.05</text:p>
          </table:table-cell>
          <table:table-cell table:style-name="ce2"/>
          <table:table-cell table:number-columns-repeated="6"/>
          <table:table-cell table:formula="oooc:=[.G36]*[.H36]" office:value-type="float" office:value="585.7236328125">
            <text:p>585.72</text:p>
          </table:table-cell>
          <table:table-cell table:number-columns-repeated="3"/>
          <table:table-cell table:style-name="ce2" table:formula="oooc:=[.T28]" office:value-type="float" office:value="100">
            <text:p>100</text:p>
          </table:table-cell>
          <table:table-cell table:formula="oooc:=[.U28]*[tanks.$Y$3]" office:value-type="float" office:value="3001.25">
            <text:p>3001.25</text:p>
          </table:table-cell>
          <table:table-cell table:formula="oooc:=[.V28]*[tanks.$Y$5]" office:value-type="float" office:value="648000000">
            <text:p>64800000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N37]-[.Q37]/2);[.Q37])" office:value-type="float" office:value="44000000">
            <text:p>44,000,000</text:p>
          </table:table-cell>
          <table:table-cell table:formula="oooc:=CEILING(([.O37]-[.R37]/2);[.R37])" office:value-type="float" office:value="7.8">
            <text:p>7.8</text:p>
          </table:table-cell>
          <table:table-cell/>
          <table:table-cell table:formula="oooc:=[.F36]" office:value-type="float" office:value="75">
            <text:p>75</text:p>
          </table:table-cell>
          <table:table-cell table:formula="oooc:=[.G36]" office:value-type="float" office:value="557.83203125">
            <text:p>557.83</text:p>
          </table:table-cell>
          <table:table-cell table:number-columns-repeated="2"/>
          <table:table-cell table:formula="oooc:=[.U36]/[.F37]/[.T36]*[.N37]" office:value-type="float" office:value="17540814.0745997">
            <text:p>17540814.07</text:p>
          </table:table-cell>
          <table:table-cell table:formula="oooc:=[.V36]/[.J37]" office:value-type="float" office:value="36.9424131197164">
            <text:p>36.94</text:p>
          </table:table-cell>
          <table:table-cell table:formula="oooc:=([.D37]/[.C37])/([.O37]/[.N37])" office:value-type="float" office:value="0.994991287306617">
            <text:p>0.99</text:p>
          </table:table-cell>
          <table:table-cell/>
          <table:table-cell table:formula="oooc:=[.G37]^[.$Y$6]*[.$Y$8]/[.O37]" office:value-type="float" office:value="43833771.1152013">
            <text:p>43833771.12</text:p>
          </table:table-cell>
          <table:table-cell table:formula="oooc:=[.P37]/[.F37]" office:value-type="float" office:value="7.8096484375">
            <text:p>7.81</text:p>
          </table:table-cell>
          <table:table-cell table:formula="oooc:=[.P36]" office:value-type="float" office:value="585.7236328125">
            <text:p>585.72</text:p>
          </table:table-cell>
          <table:table-cell table:formula="oooc:=MAX(10^(FLOOR(LOG([.N37];10);1)-1);5)" office:value-type="float" office:value="1000000">
            <text:p>1000000</text:p>
          </table:table-cell>
          <table:table-cell table:formula="oooc:=10^(FLOOR(LOG([.O37];10);1)-1)" office:value-type="float" office:value="0.1">
            <text:p>0.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N38]-[.Q38]/2);[.Q38])" office:value-type="float" office:value="68000000">
            <text:p>68,000,000</text:p>
          </table:table-cell>
          <table:table-cell table:formula="oooc:=CEILING(([.O38]-[.R38]/2);[.R38])" office:value-type="float" office:value="9.9">
            <text:p>9.9</text:p>
          </table:table-cell>
          <table:table-cell/>
          <table:table-cell table:formula="oooc:=[.F37]" office:value-type="float" office:value="75">
            <text:p>75</text:p>
          </table:table-cell>
          <table:table-cell table:formula="oooc:=[.G37]*[.$Y$5]" office:value-type="float" office:value="706.122614306761">
            <text:p>706.12</text:p>
          </table:table-cell>
          <table:table-cell table:number-columns-repeated="2"/>
          <table:table-cell table:formula="oooc:=[.U36]/[.F38]/[.T36]*[.N38]" office:value-type="float" office:value="27129799.7896272">
            <text:p>27129799.79</text:p>
          </table:table-cell>
          <table:table-cell table:formula="oooc:=[.V36]/[.J38]" office:value-type="float" office:value="23.8851744216615">
            <text:p>23.89</text:p>
          </table:table-cell>
          <table:table-cell table:formula="oooc:=([.D38]/[.C38])/([.O38]/[.N38])" office:value-type="float" office:value="0.998444214718219">
            <text:p>1</text:p>
          </table:table-cell>
          <table:table-cell/>
          <table:table-cell table:formula="oooc:=[.G38]^[.$Y$6]*[.$Y$8]/[.O38]" office:value-type="float" office:value="67796251.0361362">
            <text:p>67796251.04</text:p>
          </table:table-cell>
          <table:table-cell table:formula="oooc:=[.P38]/[.F38]" office:value-type="float" office:value="9.88571660029466">
            <text:p>9.89</text:p>
          </table:table-cell>
          <table:table-cell table:formula="oooc:=[.P37]*[.$Y$5]" office:value-type="float" office:value="741.428745022099">
            <text:p>741.43</text:p>
          </table:table-cell>
          <table:table-cell table:formula="oooc:=MAX(10^(FLOOR(LOG([.N38];10);1)-1);5)" office:value-type="float" office:value="1000000">
            <text:p>1000000</text:p>
          </table:table-cell>
          <table:table-cell table:formula="oooc:=10^(FLOOR(LOG([.O38];10);1)-1)" office:value-type="float" office:value="0.1">
            <text:p>0.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N39]-[.Q39]/2);[.Q39])" office:value-type="float" office:value="100000000">
            <text:p>100,000,000</text:p>
          </table:table-cell>
          <table:table-cell table:formula="oooc:=CEILING(([.O39]-[.R39]/2);[.R39])" office:value-type="float" office:value="13">
            <text:p>13</text:p>
          </table:table-cell>
          <table:table-cell/>
          <table:table-cell table:formula="oooc:=[.F38]" office:value-type="float" office:value="75">
            <text:p>75</text:p>
          </table:table-cell>
          <table:table-cell table:formula="oooc:=[.G38]*[.$Y$5]" office:value-type="float" office:value="893.833839763777">
            <text:p>893.83</text:p>
          </table:table-cell>
          <table:table-cell table:number-columns-repeated="2"/>
          <table:table-cell table:formula="oooc:=[.U36]/[.F39]/[.T36]*[.N39]" office:value-type="float" office:value="41960768.3825273">
            <text:p>41960768.38</text:p>
          </table:table-cell>
          <table:table-cell table:formula="oooc:=[.V36]/[.J39]" office:value-type="float" office:value="15.4429965174287">
            <text:p>15.44</text:p>
          </table:table-cell>
          <table:table-cell table:formula="oooc:=([.D39]/[.C39])/([.O39]/[.N39])" office:value-type="float" office:value="1.08933396927001">
            <text:p>1.09</text:p>
          </table:table-cell>
          <table:table-cell/>
          <table:table-cell table:formula="oooc:=[.G39]^[.$Y$6]*[.$Y$8]/[.O39]" office:value-type="float" office:value="104858230.02714">
            <text:p>104858230.03</text:p>
          </table:table-cell>
          <table:table-cell table:formula="oooc:=[.P39]/[.F39]" office:value-type="float" office:value="12.5136737566929">
            <text:p>12.51</text:p>
          </table:table-cell>
          <table:table-cell table:formula="oooc:=[.P38]*[.$Y$5]" office:value-type="float" office:value="938.525531751966">
            <text:p>938.53</text:p>
          </table:table-cell>
          <table:table-cell table:formula="oooc:=MAX(10^(FLOOR(LOG([.N39];10);1)-1);5)" office:value-type="float" office:value="10000000">
            <text:p>10000000</text:p>
          </table:table-cell>
          <table:table-cell table:formula="oooc:=10^(FLOOR(LOG([.O39];10);1)-1)"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N40]-[.Q40]/2);[.Q40])" office:value-type="float" office:value="160000000">
            <text:p>160,000,000</text:p>
          </table:table-cell>
          <table:table-cell table:formula="oooc:=CEILING(([.O40]-[.R40]/2);[.R40])" office:value-type="float" office:value="16">
            <text:p>16</text:p>
          </table:table-cell>
          <table:table-cell/>
          <table:table-cell table:formula="oooc:=[.F39]" office:value-type="float" office:value="75">
            <text:p>75</text:p>
          </table:table-cell>
          <table:table-cell table:formula="oooc:=[.G39]*[.$Y$5]" office:value-type="float" office:value="1131.44504498163">
            <text:p>1131.45</text:p>
          </table:table-cell>
          <table:table-cell table:number-columns-repeated="2"/>
          <table:table-cell table:formula="oooc:=[.U36]/[.F40]/[.T36]*[.N40]" office:value-type="float" office:value="64899339.3576495">
            <text:p>64899339.36</text:p>
          </table:table-cell>
          <table:table-cell table:formula="oooc:=[.V36]/[.J40]" office:value-type="float" office:value="9.98469331758494">
            <text:p>9.98</text:p>
          </table:table-cell>
          <table:table-cell table:formula="oooc:=([.D40]/[.C40])/([.O40]/[.N40])" office:value-type="float" office:value="1.02385360960268">
            <text:p>1.02</text:p>
          </table:table-cell>
          <table:table-cell/>
          <table:table-cell table:formula="oooc:=[.G40]^[.$Y$6]*[.$Y$8]/[.O40]" office:value-type="float" office:value="162180773.07201">
            <text:p>162180773.07</text:p>
          </table:table-cell>
          <table:table-cell table:formula="oooc:=[.P40]/[.F40]" office:value-type="float" office:value="15.8402306297428">
            <text:p>15.84</text:p>
          </table:table-cell>
          <table:table-cell table:formula="oooc:=[.P39]*[.$Y$5]" office:value-type="float" office:value="1188.01729723071">
            <text:p>1188.02</text:p>
          </table:table-cell>
          <table:table-cell table:formula="oooc:=MAX(10^(FLOOR(LOG([.N40];10);1)-1);5)" office:value-type="float" office:value="10000000">
            <text:p>10000000</text:p>
          </table:table-cell>
          <table:table-cell table:formula="oooc:=10^(FLOOR(LOG([.O40];10);1)-1)"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N41]-[.Q41]/2);[.Q41])" office:value-type="float" office:value="250000000">
            <text:p>250,000,000</text:p>
          </table:table-cell>
          <table:table-cell table:formula="oooc:=CEILING(([.O41]-[.R41]/2);[.R41])" office:value-type="float" office:value="20">
            <text:p>20</text:p>
          </table:table-cell>
          <table:table-cell/>
          <table:table-cell table:formula="oooc:=[.F40]" office:value-type="float" office:value="75">
            <text:p>75</text:p>
          </table:table-cell>
          <table:table-cell table:formula="oooc:=[.G40]*[.$Y$5]" office:value-type="float" office:value="1432.22132891254">
            <text:p>1432.22</text:p>
          </table:table-cell>
          <table:table-cell table:number-columns-repeated="2"/>
          <table:table-cell table:formula="oooc:=[.U36]/[.F41]/[.T36]*[.N41]" office:value-type="float" office:value="100377672.083174">
            <text:p>100377672.08</text:p>
          </table:table-cell>
          <table:table-cell table:formula="oooc:=[.V36]/[.J41]" office:value-type="float" office:value="6.45561892950714">
            <text:p>6.46</text:p>
          </table:table-cell>
          <table:table-cell table:formula="oooc:=([.D41]/[.C41])/([.O41]/[.N41])" office:value-type="float" office:value="1.00080167625991">
            <text:p>1</text:p>
          </table:table-cell>
          <table:table-cell/>
          <table:table-cell table:formula="oooc:=[.G41]^[.$Y$6]*[.$Y$8]/[.O41]" office:value-type="float" office:value="250839663.681402">
            <text:p>250839663.68</text:p>
          </table:table-cell>
          <table:table-cell table:formula="oooc:=[.P41]/[.F41]" office:value-type="float" office:value="20.0510986047756">
            <text:p>20.05</text:p>
          </table:table-cell>
          <table:table-cell table:formula="oooc:=[.P40]*[.$Y$5]" office:value-type="float" office:value="1503.83239535817">
            <text:p>1503.83</text:p>
          </table:table-cell>
          <table:table-cell table:formula="oooc:=MAX(10^(FLOOR(LOG([.N41];10);1)-1);5)" office:value-type="float" office:value="10000000">
            <text:p>10000000</text:p>
          </table:table-cell>
          <table:table-cell table:formula="oooc:=10^(FLOOR(LOG([.O41];10);1)-1)"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N42]-[.Q42]/2);[.Q42])" office:value-type="float" office:value="390000000">
            <text:p>390,000,000</text:p>
          </table:table-cell>
          <table:table-cell table:formula="oooc:=CEILING(([.O42]-[.R42]/2);[.R42])" office:value-type="float" office:value="25">
            <text:p>25</text:p>
          </table:table-cell>
          <table:table-cell/>
          <table:table-cell table:formula="oooc:=[.F41]" office:value-type="float" office:value="75">
            <text:p>75</text:p>
          </table:table-cell>
          <table:table-cell table:formula="oooc:=[.G41]*[.$Y$5]" office:value-type="float" office:value="1812.9541015625">
            <text:p>1812.95</text:p>
          </table:table-cell>
          <table:table-cell table:number-columns-repeated="2"/>
          <table:table-cell table:formula="oooc:=[.U36]/[.F42]/[.T36]*[.N42]" office:value-type="float" office:value="155250841.573469">
            <text:p>155250841.57</text:p>
          </table:table-cell>
          <table:table-cell table:formula="oooc:=[.V36]/[.J42]" office:value-type="float" office:value="4.17389041780715">
            <text:p>4.17</text:p>
          </table:table-cell>
          <table:table-cell table:formula="oooc:=([.D42]/[.C42])/([.O42]/[.N42])" office:value-type="float" office:value="0.979836492642396">
            <text:p>0.98</text:p>
          </table:table-cell>
          <table:table-cell/>
          <table:table-cell table:formula="oooc:=[.G42]^[.$Y$6]*[.$Y$8]/[.O42]" office:value-type="float" office:value="387965451.662148">
            <text:p>387965451.66</text:p>
          </table:table-cell>
          <table:table-cell table:formula="oooc:=[.P42]/[.F42]" office:value-type="float" office:value="25.381357421875">
            <text:p>25.38</text:p>
          </table:table-cell>
          <table:table-cell table:formula="oooc:=[.P41]*[.$Y$5]" office:value-type="float" office:value="1903.60180664063">
            <text:p>1903.6</text:p>
          </table:table-cell>
          <table:table-cell table:formula="oooc:=MAX(10^(FLOOR(LOG([.N42];10);1)-1);5)" office:value-type="float" office:value="10000000">
            <text:p>10000000</text:p>
          </table:table-cell>
          <table:table-cell table:formula="oooc:=10^(FLOOR(LOG([.O42];10);1)-1)"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string">
            <text:p>C Cannon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350">
            <text:p>350</text:p>
          </table:table-cell>
          <table:table-cell table:formula="oooc:=[.G36]*[.$Y$2]" office:value-type="float" office:value="1812.9541015625">
            <text:p>1812.95</text:p>
          </table:table-cell>
          <table:table-cell table:style-name="ce2" office:value-type="float" office:value="1.05">
            <text:p>1.05</text:p>
          </table:table-cell>
          <table:table-cell table:style-name="ce2"/>
          <table:table-cell table:number-columns-repeated="6"/>
          <table:table-cell table:formula="oooc:=[.G44]*[.H44]" office:value-type="float" office:value="1903.60180664063">
            <text:p>1903.6</text:p>
          </table:table-cell>
          <table:table-cell table:number-columns-repeated="3"/>
          <table:table-cell table:style-name="ce2" table:formula="oooc:=[.T36]" office:value-type="float" office:value="100">
            <text:p>100</text:p>
          </table:table-cell>
          <table:table-cell table:formula="oooc:=[.U36]*[tanks.$Y$3]" office:value-type="float" office:value="10504.375">
            <text:p>10504.38</text:p>
          </table:table-cell>
          <table:table-cell table:formula="oooc:=[.V36]*[tanks.$Y$5]" office:value-type="float" office:value="19440000000">
            <text:p>1944000000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N45]-[.Q45]/2);[.Q45])" office:value-type="float" office:value="1800000000">
            <text:p>1,800,000,000</text:p>
          </table:table-cell>
          <table:table-cell table:formula="oooc:=CEILING(([.O45]-[.R45]/2);[.R45])" office:value-type="float" office:value="5.4">
            <text:p>5.4</text:p>
          </table:table-cell>
          <table:table-cell/>
          <table:table-cell table:formula="oooc:=[.F44]" office:value-type="float" office:value="350">
            <text:p>350</text:p>
          </table:table-cell>
          <table:table-cell table:formula="oooc:=[.G44]" office:value-type="float" office:value="1812.9541015625">
            <text:p>1812.95</text:p>
          </table:table-cell>
          <table:table-cell table:number-columns-repeated="2"/>
          <table:table-cell table:formula="oooc:=[.U44]/[.F45]/[.T44]*[.N45]" office:value-type="float" office:value="543377945.507143">
            <text:p>543377945.51</text:p>
          </table:table-cell>
          <table:table-cell table:formula="oooc:=[.V44]/[.J45]" office:value-type="float" office:value="35.7762035812041">
            <text:p>35.78</text:p>
          </table:table-cell>
          <table:table-cell table:formula="oooc:=([.D45]/[.C45])/([.O45]/[.N45])" office:value-type="float" office:value="0.99864935330113">
            <text:p>1</text:p>
          </table:table-cell>
          <table:table-cell/>
          <table:table-cell table:formula="oooc:=[.G45]^[.$Y$6]*[.$Y$8]/[.O45]" office:value-type="float" office:value="1810505441.09002">
            <text:p>1810505441.09</text:p>
          </table:table-cell>
          <table:table-cell table:formula="oooc:=[.P45]/[.F45]" office:value-type="float" office:value="5.4388623046875">
            <text:p>5.44</text:p>
          </table:table-cell>
          <table:table-cell table:formula="oooc:=[.P44]" office:value-type="float" office:value="1903.60180664063">
            <text:p>1903.6</text:p>
          </table:table-cell>
          <table:table-cell table:formula="oooc:=MAX(10^(FLOOR(LOG([.N45];10);1)-1);5)" office:value-type="float" office:value="100000000">
            <text:p>100000000</text:p>
          </table:table-cell>
          <table:table-cell table:formula="oooc:=10^(FLOOR(LOG([.O45];10);1)-1)" office:value-type="float" office:value="0.1">
            <text:p>0.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N46]-[.Q46]/2);[.Q46])" office:value-type="float" office:value="2800000000">
            <text:p>2,800,000,000</text:p>
          </table:table-cell>
          <table:table-cell table:formula="oooc:=CEILING(([.O46]-[.R46]/2);[.R46])" office:value-type="float" office:value="6.9">
            <text:p>6.9</text:p>
          </table:table-cell>
          <table:table-cell/>
          <table:table-cell table:formula="oooc:=[.F45]" office:value-type="float" office:value="350">
            <text:p>350</text:p>
          </table:table-cell>
          <table:table-cell table:formula="oooc:=[.G45]*[.$Y$5]" office:value-type="float" office:value="2294.89849649697">
            <text:p>2294.9</text:p>
          </table:table-cell>
          <table:table-cell table:number-columns-repeated="2"/>
          <table:table-cell table:formula="oooc:=[.U44]/[.F46]/[.T44]*[.N46]" office:value-type="float" office:value="840424783.536971">
            <text:p>840424783.54</text:p>
          </table:table-cell>
          <table:table-cell table:formula="oooc:=[.V44]/[.J46]" office:value-type="float" office:value="23.1311598382258">
            <text:p>23.13</text:p>
          </table:table-cell>
          <table:table-cell table:formula="oooc:=([.D46]/[.C46])/([.O46]/[.N46])" office:value-type="float" office:value="1.00231216442671">
            <text:p>1</text:p>
          </table:table-cell>
          <table:table-cell/>
          <table:table-cell table:formula="oooc:=[.G46]^[.$Y$6]*[.$Y$8]/[.O46]" office:value-type="float" office:value="2800249174.6338">
            <text:p>2800249174.63</text:p>
          </table:table-cell>
          <table:table-cell table:formula="oooc:=[.P46]/[.F46]" office:value-type="float" office:value="6.88469548949092">
            <text:p>6.88</text:p>
          </table:table-cell>
          <table:table-cell table:formula="oooc:=[.P45]*[.$Y$5]" office:value-type="float" office:value="2409.64342132182">
            <text:p>2409.64</text:p>
          </table:table-cell>
          <table:table-cell table:formula="oooc:=MAX(10^(FLOOR(LOG([.N46];10);1)-1);5)" office:value-type="float" office:value="100000000">
            <text:p>100000000</text:p>
          </table:table-cell>
          <table:table-cell table:formula="oooc:=10^(FLOOR(LOG([.O46];10);1)-1)" office:value-type="float" office:value="0.1">
            <text:p>0.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N47]-[.Q47]/2);[.Q47])" office:value-type="float" office:value="4300000000">
            <text:p>4,300,000,000</text:p>
          </table:table-cell>
          <table:table-cell table:formula="oooc:=CEILING(([.O47]-[.R47]/2);[.R47])" office:value-type="float" office:value="8.7">
            <text:p>8.7</text:p>
          </table:table-cell>
          <table:table-cell/>
          <table:table-cell table:formula="oooc:=[.F46]" office:value-type="float" office:value="350">
            <text:p>350</text:p>
          </table:table-cell>
          <table:table-cell table:formula="oooc:=[.G46]*[.$Y$5]" office:value-type="float" office:value="2904.95997923228">
            <text:p>2904.96</text:p>
          </table:table-cell>
          <table:table-cell table:number-columns-repeated="2"/>
          <table:table-cell table:formula="oooc:=[.U44]/[.F47]/[.T44]*[.N47]" office:value-type="float" office:value="1299857350.89773">
            <text:p>1299857350.9</text:p>
          </table:table-cell>
          <table:table-cell table:formula="oooc:=[.V44]/[.J47]" office:value-type="float" office:value="14.9554872206355">
            <text:p>14.96</text:p>
          </table:table-cell>
          <table:table-cell table:formula="oooc:=([.D47]/[.C47])/([.O47]/[.N47])" office:value-type="float" office:value="1.00550193375356">
            <text:p>1.01</text:p>
          </table:table-cell>
          <table:table-cell/>
          <table:table-cell table:formula="oooc:=[.G47]^[.$Y$6]*[.$Y$8]/[.O47]" office:value-type="float" office:value="4331053230.81292">
            <text:p>4331053230.81</text:p>
          </table:table-cell>
          <table:table-cell table:formula="oooc:=[.P47]/[.F47]" office:value-type="float" office:value="8.71487993769683">
            <text:p>8.71</text:p>
          </table:table-cell>
          <table:table-cell table:formula="oooc:=[.P46]*[.$Y$5]" office:value-type="float" office:value="3050.20797819389">
            <text:p>3050.21</text:p>
          </table:table-cell>
          <table:table-cell table:formula="oooc:=MAX(10^(FLOOR(LOG([.N47];10);1)-1);5)" office:value-type="float" office:value="100000000">
            <text:p>100000000</text:p>
          </table:table-cell>
          <table:table-cell table:formula="oooc:=10^(FLOOR(LOG([.O47];10);1)-1)" office:value-type="float" office:value="0.1">
            <text:p>0.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N48]-[.Q48]/2);[.Q48])" office:value-type="float" office:value="6700000000">
            <text:p>6,700,000,000</text:p>
          </table:table-cell>
          <table:table-cell table:formula="oooc:=CEILING(([.O48]-[.R48]/2);[.R48])" office:value-type="float" office:value="11">
            <text:p>11</text:p>
          </table:table-cell>
          <table:table-cell/>
          <table:table-cell table:formula="oooc:=[.F47]" office:value-type="float" office:value="350">
            <text:p>350</text:p>
          </table:table-cell>
          <table:table-cell table:formula="oooc:=[.G47]*[.$Y$5]" office:value-type="float" office:value="3677.19639619029">
            <text:p>3677.2</text:p>
          </table:table-cell>
          <table:table-cell table:number-columns-repeated="2"/>
          <table:table-cell table:formula="oooc:=[.U44]/[.F48]/[.T44]*[.N48]" office:value-type="float" office:value="2010446581.03961">
            <text:p>2010446581.04</text:p>
          </table:table-cell>
          <table:table-cell table:formula="oooc:=[.V44]/[.J48]" office:value-type="float" office:value="9.66949342665326">
            <text:p>9.67</text:p>
          </table:table-cell>
          <table:table-cell table:formula="oooc:=([.D48]/[.C48])/([.O48]/[.N48])" office:value-type="float" office:value="0.99694262952859">
            <text:p>1</text:p>
          </table:table-cell>
          <table:table-cell/>
          <table:table-cell table:formula="oooc:=[.G48]^[.$Y$6]*[.$Y$8]/[.O48]" office:value-type="float" office:value="6698697479.51556">
            <text:p>6698697479.52</text:p>
          </table:table-cell>
          <table:table-cell table:formula="oooc:=[.P48]/[.F48]" office:value-type="float" office:value="11.0315891885709">
            <text:p>11.03</text:p>
          </table:table-cell>
          <table:table-cell table:formula="oooc:=[.P47]*[.$Y$5]" office:value-type="float" office:value="3861.0562159998">
            <text:p>3861.06</text:p>
          </table:table-cell>
          <table:table-cell table:formula="oooc:=MAX(10^(FLOOR(LOG([.N48];10);1)-1);5)" office:value-type="float" office:value="100000000">
            <text:p>100000000</text:p>
          </table:table-cell>
          <table:table-cell table:formula="oooc:=10^(FLOOR(LOG([.O48];10);1)-1)"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N49]-[.Q49]/2);[.Q49])" office:value-type="float" office:value="10000000000">
            <text:p>10,000,000,000</text:p>
          </table:table-cell>
          <table:table-cell table:formula="oooc:=CEILING(([.O49]-[.R49]/2);[.R49])" office:value-type="float" office:value="14">
            <text:p>14</text:p>
          </table:table-cell>
          <table:table-cell/>
          <table:table-cell table:formula="oooc:=[.F48]" office:value-type="float" office:value="350">
            <text:p>350</text:p>
          </table:table-cell>
          <table:table-cell table:formula="oooc:=[.G48]*[.$Y$5]" office:value-type="float" office:value="4654.71931896576">
            <text:p>4654.72</text:p>
          </table:table-cell>
          <table:table-cell table:number-columns-repeated="2"/>
          <table:table-cell table:formula="oooc:=[.U44]/[.F49]/[.T44]*[.N49]" office:value-type="float" office:value="3109491554.91745">
            <text:p>3109491554.92</text:p>
          </table:table-cell>
          <table:table-cell table:formula="oooc:=[.V44]/[.J49]" office:value-type="float" office:value="6.25182595182064">
            <text:p>6.25</text:p>
          </table:table-cell>
          <table:table-cell table:formula="oooc:=([.D49]/[.C49])/([.O49]/[.N49])" office:value-type="float" office:value="1.03872477803691">
            <text:p>1.04</text:p>
          </table:table-cell>
          <table:table-cell/>
          <table:table-cell table:formula="oooc:=[.G49]^[.$Y$6]*[.$Y$8]/[.O49]" office:value-type="float" office:value="10360654910.1789">
            <text:p>10360654910.18</text:p>
          </table:table-cell>
          <table:table-cell table:formula="oooc:=[.P49]/[.F49]" office:value-type="float" office:value="13.9641579568973">
            <text:p>13.96</text:p>
          </table:table-cell>
          <table:table-cell table:formula="oooc:=[.P48]*[.$Y$5]" office:value-type="float" office:value="4887.45528491405">
            <text:p>4887.46</text:p>
          </table:table-cell>
          <table:table-cell table:formula="oooc:=MAX(10^(FLOOR(LOG([.N49];10);1)-1);5)" office:value-type="float" office:value="1000000000">
            <text:p>1000000000</text:p>
          </table:table-cell>
          <table:table-cell table:formula="oooc:=10^(FLOOR(LOG([.O49];10);1)-1)"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N50]-[.Q50]/2);[.Q50])" office:value-type="float" office:value="16000000000">
            <text:p>16,000,000,000</text:p>
          </table:table-cell>
          <table:table-cell table:formula="oooc:=CEILING(([.O50]-[.R50]/2);[.R50])" office:value-type="float" office:value="18">
            <text:p>18</text:p>
          </table:table-cell>
          <table:table-cell/>
          <table:table-cell table:formula="oooc:=[.F49]" office:value-type="float" office:value="350">
            <text:p>350</text:p>
          </table:table-cell>
          <table:table-cell table:formula="oooc:=[.G49]*[.$Y$5]" office:value-type="float" office:value="5892.10083007812">
            <text:p>5892.1</text:p>
          </table:table-cell>
          <table:table-cell table:number-columns-repeated="2"/>
          <table:table-cell table:formula="oooc:=[.U44]/[.F50]/[.T44]*[.N50]" office:value-type="float" office:value="4809348241.97273">
            <text:p>4809348241.97</text:p>
          </table:table-cell>
          <table:table-cell table:formula="oooc:=[.V44]/[.J50]" office:value-type="float" office:value="4.04212775243449">
            <text:p>4.04</text:p>
          </table:table-cell>
          <table:table-cell table:formula="oooc:=([.D50]/[.C50])/([.O50]/[.N50])" office:value-type="float" office:value="1.01987078126273">
            <text:p>1.02</text:p>
          </table:table-cell>
          <table:table-cell/>
          <table:table-cell table:formula="oooc:=[.G50]^[.$Y$6]*[.$Y$8]/[.O50]" office:value-type="float" office:value="16024483938.2682">
            <text:p>16024483938.27</text:p>
          </table:table-cell>
          <table:table-cell table:formula="oooc:=[.P50]/[.F50]" office:value-type="float" office:value="17.6763024902344">
            <text:p>17.68</text:p>
          </table:table-cell>
          <table:table-cell table:formula="oooc:=[.P49]*[.$Y$5]" office:value-type="float" office:value="6186.70587158203">
            <text:p>6186.71</text:p>
          </table:table-cell>
          <table:table-cell table:formula="oooc:=MAX(10^(FLOOR(LOG([.N50];10);1)-1);5)" office:value-type="float" office:value="1000000000">
            <text:p>1000000000</text:p>
          </table:table-cell>
          <table:table-cell table:formula="oooc:=10^(FLOOR(LOG([.O50];10);1)-1)"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string">
            <text:p>Conversion Cannon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1200">
            <text:p>1200</text:p>
          </table:table-cell>
          <table:table-cell table:formula="oooc:=[.G44]*[.$Y$2]" office:value-type="float" office:value="5892.10083007812">
            <text:p>5892.1</text:p>
          </table:table-cell>
          <table:table-cell table:style-name="ce2" office:value-type="float" office:value="1.05">
            <text:p>1.05</text:p>
          </table:table-cell>
          <table:table-cell table:style-name="ce2"/>
          <table:table-cell table:number-columns-repeated="6"/>
          <table:table-cell table:formula="oooc:=[.G52]*[.H52]" office:value-type="float" office:value="6186.70587158203">
            <text:p>6186.71</text:p>
          </table:table-cell>
          <table:table-cell table:number-columns-repeated="3"/>
          <table:table-cell table:style-name="ce2" table:formula="oooc:=[.T44]" office:value-type="float" office:value="100">
            <text:p>100</text:p>
          </table:table-cell>
          <table:table-cell table:formula="oooc:=[.U44]*[tanks.$Y$3]" office:value-type="float" office:value="36765.3125">
            <text:p>36765.31</text:p>
          </table:table-cell>
          <table:table-cell table:formula="oooc:=[.V44]*[tanks.$Y$5]" office:value-type="float" office:value="583200000000">
            <text:p>58320000000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N53]-[.Q53]/2);[.Q53])" office:value-type="float" office:value="55000000000">
            <text:p>55,000,000,000</text:p>
          </table:table-cell>
          <table:table-cell table:formula="oooc:=CEILING(([.O53]-[.R53]/2);[.R53])" office:value-type="float" office:value="5.2">
            <text:p>5.2</text:p>
          </table:table-cell>
          <table:table-cell/>
          <table:table-cell table:formula="oooc:=[.F52]" office:value-type="float" office:value="1200">
            <text:p>1200</text:p>
          </table:table-cell>
          <table:table-cell table:formula="oooc:=[.G52]" office:value-type="float" office:value="5892.10083007812">
            <text:p>5892.1</text:p>
          </table:table-cell>
          <table:table-cell table:number-columns-repeated="2"/>
          <table:table-cell table:formula="oooc:=[.U52]/[.F53]/[.T52]*[.N53]" office:value-type="float" office:value="16832718846.9046">
            <text:p>16832718846.9</text:p>
          </table:table-cell>
          <table:table-cell table:formula="oooc:=[.V52]/[.J53]" office:value-type="float" office:value="34.6468093065813">
            <text:p>34.65</text:p>
          </table:table-cell>
          <table:table-cell table:formula="oooc:=([.D53]/[.C53])/([.O53]/[.N53])" office:value-type="float" office:value="1.00753393990126">
            <text:p>1.01</text:p>
          </table:table-cell>
          <table:table-cell/>
          <table:table-cell table:formula="oooc:=[.G53]^[.$Y$6]*[.$Y$8]/[.O53]" office:value-type="float" office:value="54941087788.348">
            <text:p>54941087788.35</text:p>
          </table:table-cell>
          <table:table-cell table:formula="oooc:=[.P53]/[.F53]" office:value-type="float" office:value="5.15558822631836">
            <text:p>5.16</text:p>
          </table:table-cell>
          <table:table-cell table:formula="oooc:=[.P52]" office:value-type="float" office:value="6186.70587158203">
            <text:p>6186.71</text:p>
          </table:table-cell>
          <table:table-cell table:formula="oooc:=MAX(10^(FLOOR(LOG([.N53];10);1)-1);5)" office:value-type="float" office:value="1000000000">
            <text:p>1000000000</text:p>
          </table:table-cell>
          <table:table-cell table:formula="oooc:=10^(FLOOR(LOG([.O53];10);1)-1)" office:value-type="float" office:value="0.1">
            <text:p>0.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N54]-[.Q54]/2);[.Q54])" office:value-type="float" office:value="85000000000">
            <text:p>85,000,000,000</text:p>
          </table:table-cell>
          <table:table-cell table:formula="oooc:=CEILING(([.O54]-[.R54]/2);[.R54])" office:value-type="float" office:value="6.5">
            <text:p>6.5</text:p>
          </table:table-cell>
          <table:table-cell/>
          <table:table-cell table:formula="oooc:=[.F53]" office:value-type="float" office:value="1200">
            <text:p>1200</text:p>
          </table:table-cell>
          <table:table-cell table:formula="oooc:=[.G53]*[.$Y$5]" office:value-type="float" office:value="7458.42011361516">
            <text:p>7458.42</text:p>
          </table:table-cell>
          <table:table-cell table:number-columns-repeated="2"/>
          <table:table-cell table:formula="oooc:=[.U52]/[.F54]/[.T52]*[.N54]" office:value-type="float" office:value="26034612207.2459">
            <text:p>26034612207.25</text:p>
          </table:table-cell>
          <table:table-cell table:formula="oooc:=[.V52]/[.J54]" office:value-type="float" office:value="22.4009482206801">
            <text:p>22.4</text:p>
          </table:table-cell>
          <table:table-cell table:formula="oooc:=([.D54]/[.C54])/([.O54]/[.N54])" office:value-type="float" office:value="0.995711751859174">
            <text:p>1</text:p>
          </table:table-cell>
          <table:table-cell/>
          <table:table-cell table:formula="oooc:=[.G54]^[.$Y$6]*[.$Y$8]/[.O54]" office:value-type="float" office:value="84975572147.5101">
            <text:p>84975572147.51</text:p>
          </table:table-cell>
          <table:table-cell table:formula="oooc:=[.P54]/[.F54]" office:value-type="float" office:value="6.52611759941327">
            <text:p>6.53</text:p>
          </table:table-cell>
          <table:table-cell table:formula="oooc:=[.P53]*[.$Y$5]" office:value-type="float" office:value="7831.34111929592">
            <text:p>7831.34</text:p>
          </table:table-cell>
          <table:table-cell table:formula="oooc:=MAX(10^(FLOOR(LOG([.N54];10);1)-1);5)" office:value-type="float" office:value="1000000000">
            <text:p>1000000000</text:p>
          </table:table-cell>
          <table:table-cell table:formula="oooc:=10^(FLOOR(LOG([.O54];10);1)-1)" office:value-type="float" office:value="0.1">
            <text:p>0.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N55]-[.Q55]/2);[.Q55])" office:value-type="float" office:value="130000000000">
            <text:p>130,000,000,000</text:p>
          </table:table-cell>
          <table:table-cell table:formula="oooc:=CEILING(([.O55]-[.R55]/2);[.R55])" office:value-type="float" office:value="8.3">
            <text:p>8.3</text:p>
          </table:table-cell>
          <table:table-cell/>
          <table:table-cell table:formula="oooc:=[.F54]" office:value-type="float" office:value="1200">
            <text:p>1200</text:p>
          </table:table-cell>
          <table:table-cell table:formula="oooc:=[.G54]*[.$Y$5]" office:value-type="float" office:value="9441.1199325049">
            <text:p>9441.12</text:p>
          </table:table-cell>
          <table:table-cell table:number-columns-repeated="2"/>
          <table:table-cell table:formula="oooc:=[.U52]/[.F55]/[.T52]*[.N55]" office:value-type="float" office:value="40266877795.9373">
            <text:p>40266877795.94</text:p>
          </table:table-cell>
          <table:table-cell table:formula="oooc:=[.V52]/[.J55]" office:value-type="float" office:value="14.4833677683061">
            <text:p>14.48</text:p>
          </table:table-cell>
          <table:table-cell table:formula="oooc:=([.D55]/[.C55])/([.O55]/[.N55])" office:value-type="float" office:value="1.01576703262553">
            <text:p>1.02</text:p>
          </table:table-cell>
          <table:table-cell/>
          <table:table-cell table:formula="oooc:=[.G55]^[.$Y$6]*[.$Y$8]/[.O55]" office:value-type="float" office:value="131428920548.75">
            <text:p>131428920548.75</text:p>
          </table:table-cell>
          <table:table-cell table:formula="oooc:=[.P55]/[.F55]" office:value-type="float" office:value="8.26097994094179">
            <text:p>8.26</text:p>
          </table:table-cell>
          <table:table-cell table:formula="oooc:=[.P54]*[.$Y$5]" office:value-type="float" office:value="9913.17592913014">
            <text:p>9913.18</text:p>
          </table:table-cell>
          <table:table-cell table:formula="oooc:=MAX(10^(FLOOR(LOG([.N55];10);1)-1);5)" office:value-type="float" office:value="10000000000">
            <text:p>10000000000</text:p>
          </table:table-cell>
          <table:table-cell table:formula="oooc:=10^(FLOOR(LOG([.O55];10);1)-1)" office:value-type="float" office:value="0.1">
            <text:p>0.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N56]-[.Q56]/2);[.Q56])" office:value-type="float" office:value="200000000000">
            <text:p>200,000,000,000</text:p>
          </table:table-cell>
          <table:table-cell table:formula="oooc:=CEILING(([.O56]-[.R56]/2);[.R56])" office:value-type="float" office:value="10">
            <text:p>10</text:p>
          </table:table-cell>
          <table:table-cell/>
          <table:table-cell table:formula="oooc:=[.F55]" office:value-type="float" office:value="1200">
            <text:p>1200</text:p>
          </table:table-cell>
          <table:table-cell table:formula="oooc:=[.G55]*[.$Y$5]" office:value-type="float" office:value="11950.8882876184">
            <text:p>11950.89</text:p>
          </table:table-cell>
          <table:table-cell table:number-columns-repeated="2"/>
          <table:table-cell table:formula="oooc:=[.U52]/[.F56]/[.T52]*[.N56]" office:value-type="float" office:value="62279454540.2015">
            <text:p>62279454540.2</text:p>
          </table:table-cell>
          <table:table-cell table:formula="oooc:=[.V52]/[.J56]" office:value-type="float" office:value="9.36424386349664">
            <text:p>9.36</text:p>
          </table:table-cell>
          <table:table-cell table:formula="oooc:=([.D56]/[.C56])/([.O56]/[.N56])" office:value-type="float" office:value="0.971962588697795">
            <text:p>0.97</text:p>
          </table:table-cell>
          <table:table-cell/>
          <table:table-cell table:formula="oooc:=[.G56]^[.$Y$6]*[.$Y$8]/[.O56]" office:value-type="float" office:value="203276785552.256">
            <text:p>203276785552.26</text:p>
          </table:table-cell>
          <table:table-cell table:formula="oooc:=[.P56]/[.F56]" office:value-type="float" office:value="10.4570272516661">
            <text:p>10.46</text:p>
          </table:table-cell>
          <table:table-cell table:formula="oooc:=[.P55]*[.$Y$5]" office:value-type="float" office:value="12548.4327019994">
            <text:p>12548.43</text:p>
          </table:table-cell>
          <table:table-cell table:formula="oooc:=MAX(10^(FLOOR(LOG([.N56];10);1)-1);5)" office:value-type="float" office:value="10000000000">
            <text:p>10000000000</text:p>
          </table:table-cell>
          <table:table-cell table:formula="oooc:=10^(FLOOR(LOG([.O56];10);1)-1)"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N57]-[.Q57]/2);[.Q57])" office:value-type="float" office:value="310000000000">
            <text:p>310,000,000,000</text:p>
          </table:table-cell>
          <table:table-cell table:formula="oooc:=CEILING(([.O57]-[.R57]/2);[.R57])" office:value-type="float" office:value="13">
            <text:p>13</text:p>
          </table:table-cell>
          <table:table-cell/>
          <table:table-cell table:formula="oooc:=[.F56]" office:value-type="float" office:value="1200">
            <text:p>1200</text:p>
          </table:table-cell>
          <table:table-cell table:formula="oooc:=[.G56]*[.$Y$5]" office:value-type="float" office:value="15127.8377866387">
            <text:p>15127.84</text:p>
          </table:table-cell>
          <table:table-cell table:number-columns-repeated="2"/>
          <table:table-cell table:formula="oooc:=[.U52]/[.F57]/[.T52]*[.N57]" office:value-type="float" office:value="96325582467.0959">
            <text:p>96325582467.1</text:p>
          </table:table-cell>
          <table:table-cell table:formula="oooc:=[.V52]/[.J57]" office:value-type="float" office:value="6.0544663739689">
            <text:p>6.05</text:p>
          </table:table-cell>
          <table:table-cell table:formula="oooc:=([.D57]/[.C57])/([.O57]/[.N57])" office:value-type="float" office:value="0.996050538377425">
            <text:p>1</text:p>
          </table:table-cell>
          <table:table-cell/>
          <table:table-cell table:formula="oooc:=[.G57]^[.$Y$6]*[.$Y$8]/[.O57]" office:value-type="float" office:value="314401513547.628">
            <text:p>314401513547.63</text:p>
          </table:table-cell>
          <table:table-cell table:formula="oooc:=[.P57]/[.F57]" office:value-type="float" office:value="13.2368580633089">
            <text:p>13.24</text:p>
          </table:table-cell>
          <table:table-cell table:formula="oooc:=[.P56]*[.$Y$5]" office:value-type="float" office:value="15884.2296759707">
            <text:p>15884.23</text:p>
          </table:table-cell>
          <table:table-cell table:formula="oooc:=MAX(10^(FLOOR(LOG([.N57];10);1)-1);5)" office:value-type="float" office:value="10000000000">
            <text:p>10000000000</text:p>
          </table:table-cell>
          <table:table-cell table:formula="oooc:=10^(FLOOR(LOG([.O57];10);1)-1)"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N58]-[.Q58]/2);[.Q58])" office:value-type="float" office:value="490000000000">
            <text:p>490,000,000,000</text:p>
          </table:table-cell>
          <table:table-cell table:formula="oooc:=CEILING(([.O58]-[.R58]/2);[.R58])" office:value-type="float" office:value="17">
            <text:p>17</text:p>
          </table:table-cell>
          <table:table-cell/>
          <table:table-cell table:formula="oooc:=[.F57]" office:value-type="float" office:value="1200">
            <text:p>1200</text:p>
          </table:table-cell>
          <table:table-cell table:formula="oooc:=[.G57]*[.$Y$5]" office:value-type="float" office:value="19149.3276977539">
            <text:p>19149.33</text:p>
          </table:table-cell>
          <table:table-cell table:number-columns-repeated="2"/>
          <table:table-cell table:formula="oooc:=[.U52]/[.F58]/[.T52]*[.N58]" office:value-type="float" office:value="148983607935.036">
            <text:p>148983607935.04</text:p>
          </table:table-cell>
          <table:table-cell table:formula="oooc:=[.V52]/[.J58]" office:value-type="float" office:value="3.91452461168951">
            <text:p>3.91</text:p>
          </table:table-cell>
          <table:table-cell table:formula="oooc:=([.D58]/[.C58])/([.O58]/[.N58])" office:value-type="float" office:value="1.00686844129413">
            <text:p>1.01</text:p>
          </table:table-cell>
          <table:table-cell/>
          <table:table-cell table:formula="oooc:=[.G58]^[.$Y$6]*[.$Y$8]/[.O58]" office:value-type="float" office:value="486274472771.158">
            <text:p>486274472771.16</text:p>
          </table:table-cell>
          <table:table-cell table:formula="oooc:=[.P58]/[.F58]" office:value-type="float" office:value="16.7556617355347">
            <text:p>16.76</text:p>
          </table:table-cell>
          <table:table-cell table:formula="oooc:=[.P57]*[.$Y$5]" office:value-type="float" office:value="20106.7940826416">
            <text:p>20106.79</text:p>
          </table:table-cell>
          <table:table-cell table:formula="oooc:=MAX(10^(FLOOR(LOG([.N58];10);1)-1);5)" office:value-type="float" office:value="10000000000">
            <text:p>10000000000</text:p>
          </table:table-cell>
          <table:table-cell table:formula="oooc:=10^(FLOOR(LOG([.O58];10);1)-1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number-columns-repeated="25"/>
        </table:table-row>
        <table:table-row table:style-name="ro1">
          <table:table-cell office:value-type="string">
            <text:p>---END---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 office:value-type="string">
            <text:p>Laser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 office:value-type="string">
            <text:p>Megawatt Laser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 office:value-type="string">
            <text:p>Gigawatt Laser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 office:value-type="string">
            <text:p>Plasma Cannon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 office:value-type="string">
            <text:p>Gamma Beam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 office:value-type="string">
            <text:p>Fission Laser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 office:value-type="string">
            <text:p>Conversion Beam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 table:number-columns-repeated="2"/>
          <table:table-cell table:style-name="Default"/>
          <table:table-cell table:number-columns-repeated="22"/>
        </table:table-row>
        <table:table-row table:style-name="ro1">
          <table:table-cell office:value-type="string">
            <text:p>Missile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 office:value-type="string">
            <text:p>HE Missile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 office:value-type="string">
            <text:p>Cluster Missile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 office:value-type="string">
            <text:p>Proximity Rocket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 office:value-type="string">
            <text:p>Adapative Rocket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 office:value-type="string">
            <text:p>Mini-Nuke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 office:value-type="string">
            <text:p>Conversion Nuke</text:p>
          </table:table-cell>
          <table:table-cell/>
          <table:table-cell table:style-name="Default"/>
          <table:table-cell table:number-columns-repeated="2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0 200" svg:d="m100 0c0 55-45 100-100 100s-100-45-100-100 45-100 100-100 100 45 100 100z"/>
    <draw:marker draw:name="Arrowheads_20_2" draw:display-name="Arrowheads 2" svg:viewBox="0 0 20 30" svg:d="m10 0-10 30h20z"/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4-07">04/07/2007</text:date>, <text:time>18:23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initial-creator>Ben Wilhelm</meta:initial-creator>
    <meta:creation-date>2007-04-02T23:01:32</meta:creation-date>
    <dc:creator>Ben Wilhelm</dc:creator>
    <dc:date>2007-04-07T18:23:42</dc:date>
    <dc:language>en-US</dc:language>
    <meta:editing-cycles>25</meta:editing-cycles>
    <meta:editing-duration>PT22H38M0S</meta:editing-duration>
    <meta:user-defined meta:name="Info 1"/>
    <meta:user-defined meta:name="Info 2"/>
    <meta:user-defined meta:name="Info 3"/>
    <meta:user-defined meta:name="Info 4"/>
    <meta:document-statistic meta:table-count="2" meta:cell-count="1109"/>
  </office:meta>
</office:document-meta>
</file>

<file path=Basic/Standard/Convert.xml><?xml version="1.0" encoding="utf-8"?>
<!DOCTYPE module  PUBLIC '-//OpenOffice.org//DTD OfficeDocument 1.0//EN'  'module.dtd'>
<script:module xmlns:script="http://openoffice.org/2000/script" script:name="Convert" script:language="StarBasic">
sub Convert

dim document as object
dim sURL, sCSV as string
dim i as integer
dim sn as String

Dim mFileProperties(1) As New com.sun.star.beans.PropertyValue

mFileProperties(0).Name = "FilterName"
mFileProperties(0).Value = "Text - txt - csv (StarCalc)"
mFileProperties(1).Name = "FilterOptions"
mFileProperties(1).Value = "44,34,ANSI"

document   = ThisComponent
sURL = document.getURL()
sCSV = left(sURL,len(sURL)-4)

for i = 0 to document.Sheets.Count - 1
   sn = document.Sheets.getByIndex(i).Name
   
   document.CurrentController.setActiveSheet(document.sheets.getbyname(sn))
   
   document.storeAsURL(sCSV + "_" + sn + ".csv", mFileProperties())
next i

ThisComponent.close(true)
Stardesktop.terminate()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onvert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